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265cm" fo:margin-left="-0.132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64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2" style:family="table">
      <style:table-properties style:width="15.265cm" fo:margin-left="-0.132cm" table:align="left" style:writing-mode="lr-tb"/>
    </style:style>
    <style:style style:name="Tabla2.A" style:family="table-column">
      <style:table-column-properties style:column-width="3.812cm"/>
    </style:style>
    <style:style style:name="Tabla2.D" style:family="table-column">
      <style:table-column-properties style:column-width="3.82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" style:family="table">
      <style:table-properties style:width="15.265cm" fo:margin-left="-0.132cm" table:align="left" style:writing-mode="lr-tb"/>
    </style:style>
    <style:style style:name="Tabla3.A" style:family="table-column">
      <style:table-column-properties style:column-width="5.082cm"/>
    </style:style>
    <style:style style:name="Tabla3.C" style:family="table-column">
      <style:table-column-properties style:column-width="5.10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" style:family="table">
      <style:table-properties style:width="15.265cm" fo:margin-left="-0.132cm" table:align="left" style:writing-mode="lr-tb"/>
    </style:style>
    <style:style style:name="Tabla4.A" style:family="table-column">
      <style:table-column-properties style:column-width="7.624cm"/>
    </style:style>
    <style:style style:name="Tabla4.B" style:family="table-column">
      <style:table-column-properties style:column-width="7.64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" style:family="table">
      <style:table-properties style:width="15.265cm" fo:margin-left="-0.132cm" table:align="left" style:writing-mode="lr-tb"/>
    </style:style>
    <style:style style:name="Tabla5.A" style:family="table-column">
      <style:table-column-properties style:column-width="2.54cm"/>
    </style:style>
    <style:style style:name="Tabla5.C" style:family="table-column">
      <style:table-column-properties style:column-width="2.542cm"/>
    </style:style>
    <style:style style:name="Tabla5.F" style:family="table-column">
      <style:table-column-properties style:column-width="2.55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6" style:family="table">
      <style:table-properties style:width="15.265cm" fo:margin-left="-0.132cm" table:align="left" style:writing-mode="lr-tb"/>
    </style:style>
    <style:style style:name="Tabla6.A" style:family="table-column">
      <style:table-column-properties style:column-width="3.812cm"/>
    </style:style>
    <style:style style:name="Tabla6.D" style:family="table-column">
      <style:table-column-properties style:column-width="3.829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6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5.265cm" fo:margin-left="-0.132cm" table:align="left" style:writing-mode="lr-tb"/>
    </style:style>
    <style:style style:name="Tabla7.A" style:family="table-column">
      <style:table-column-properties style:column-width="5.082cm"/>
    </style:style>
    <style:style style:name="Tabla7.C" style:family="table-column">
      <style:table-column-properties style:column-width="5.101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5.265cm" fo:margin-left="-0.132cm" table:align="left" style:writing-mode="lr-tb"/>
    </style:style>
    <style:style style:name="Tabla8.A" style:family="table-column">
      <style:table-column-properties style:column-width="3.812cm"/>
    </style:style>
    <style:style style:name="Tabla8.D" style:family="table-column">
      <style:table-column-properties style:column-width="3.829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C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.2" style:family="table-row">
      <style:table-row-properties style:keep-together="true" fo:keep-together="auto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font-name-complex="Tahoma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Tahoma"/>
    </style:style>
    <style:style style:name="P4" style:family="paragraph" style:parent-style-name="Standard">
      <style:paragraph-properties style:snap-to-layout-grid="false"/>
      <style:text-properties style:font-name="Arial" style:font-name-complex="Tahoma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style:font-name-complex="Tahoma"/>
    </style:style>
    <style:style style:name="P6" style:family="paragraph" style:parent-style-name="Standard">
      <style:text-properties style:font-name="Arial" fo:language="en" fo:country="US" style:font-name-complex="Tahoma"/>
    </style:style>
    <style:style style:name="P7" style:family="paragraph" style:parent-style-name="Standard">
      <style:paragraph-properties style:snap-to-layout-grid="false"/>
      <style:text-properties style:font-name="Arial" fo:language="en" fo:country="US" style:font-name-complex="Tahoma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Tahoma" style:font-weight-complex="bold"/>
    </style:style>
    <style:style style:name="P9" style:family="paragraph" style:parent-style-name="Standard">
      <style:paragraph-properties style:snap-to-layout-grid="false"/>
      <style:text-properties style:font-name="Arial" fo:language="fr" fo:country="FR" style:font-name-complex="Tahoma"/>
    </style:style>
    <style:style style:name="P10" style:family="paragraph" style:parent-style-name="Standard">
      <style:text-properties style:font-name="Arial" fo:font-weight="bold" style:font-weight-asian="bold" style:font-name-complex="Tahoma" style:font-weight-complex="bold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Arial" style:font-name-complex="Tahoma"/>
    </style:style>
    <style:style style:name="P12" style:family="paragraph" style:parent-style-name="Standard">
      <style:paragraph-properties fo:margin-left="2.498cm" fo:margin-right="0cm" fo:text-indent="1.249cm" style:auto-text-indent="false"/>
      <style:text-properties style:font-name="Arial" style:font-name-complex="Tahoma"/>
    </style:style>
    <style:style style:name="P13" style:family="paragraph" style:parent-style-name="Texto_20_independiente_20_2">
      <style:text-properties style:font-name="Arial"/>
    </style:style>
    <style:style style:name="P14" style:family="paragraph" style:parent-style-name="Standard" style:master-page-name="Standard">
      <style:paragraph-properties style:page-number="auto"/>
      <style:text-properties style:font-name="Arial" style:font-name-complex="Tahoma"/>
    </style:style>
    <style:style style:name="P15" style:family="paragraph" style:parent-style-name="Standard">
      <style:text-properties style:font-name="Arial" style:font-name-complex="Tahoma"/>
    </style:style>
    <style:style style:name="P16" style:family="paragraph" style:parent-style-name="Standard">
      <style:paragraph-properties fo:break-before="page"/>
      <style:text-properties style:font-name="Arial" style:font-name-complex="Tahoma"/>
    </style:style>
    <style:style style:name="T1" style:family="text">
      <style:text-properties fo:language="en" fo:country="US" style:font-name-complex="Tahoma"/>
    </style:style>
    <style:style style:name="T2" style:family="text">
      <style:text-properties style:font-name-complex="Tahoma"/>
    </style:style>
    <style:style style:name="T3" style:family="text">
      <style:text-properties fo:language="fr" fo:country="FR"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LGORITMO PARA GENERAR EL RFC CON HOMOCLAVE PARA PERSONAS FISICAS Y MORALES</text:p>
      <text:p text:style-name="P2"/>
      <text:p text:style-name="P2">0610100135506</text:p>
      <text:p text:style-name="P2"/>
      <text:p text:style-name="P2">18/10/2006</text:p>
      <text:p text:style-name="P2"/>
      <text:p text:style-name="P2">Nos permitimos comunicarle que en el archivo adjunto encontrará los criterios con los cuales se determina el RFC y la homoclave. Cabe advertir que sólo la Secretaría de Hacienda y Crédito Público, a través del Servicio de Administración Tributaria, es la única instancia que oficialmente asigna las claves de RFC a los contribuyentes que así lo soliciten, a partir de la aplicación de este procedimiento a la base de datos del Padrón de Contribuyentes, con la finalidad de identificar homonimias y evitar la duplicidad de registros. En el SAT nuestra misión es servirle.</text:p>
      <text:p text:style-name="P2"/>
      <text:p text:style-name="P16">A N T E C E D E N T E S</text:p>
      <text:p text:style-name="P2"/>
      <text:p text:style-name="P2"/>
      <text:p text:style-name="P3"><text:tab/>EL PRESENTE DOCUMENTO DESCRIBE DE MANERA GENÉRICA LOS PROCEDIMIENTOS PARA LA GENERACIÓN DE LA CLAVE DE REGISTRO FEDERAL DE CONTRIBUYENTES 10 POSICIONES TOMÁNDOSE COMO BASE LEGAL EL “ INSTRUCTIVO PARA FORMACIÓN DEL REGISTRO FEDERAL DE CONTRIBUYENTES” <text:s/>EMITIDO POR LA DIRECCIÓN GENERAL DE RECAUDACIÓN EN EL MES DE ABRIL DE 1988.</text:p>
      <text:p text:style-name="P2"/>
      <text:p text:style-name="P2"/>
      <text:p text:style-name="P3">ASI MISMO SE DESCRIBE LA FORMA EN QUE SE GENERA LA CLAVE DIFERENCIADORA (HOMONIMA) ASI COMO EL DIGITO VERIFICADOR, OBTENIÉNDOSE CON ESTOS DOS ELEMENTOS LA <text:s/>CLAVE DE REGISTRO FEDERAL DE CONTRIBUYENTES A 13 POSICIONES, MISMA QUE ES DADA A CONOCER A LOS CONTRIBUYENTES SUJETOS A IMPUESTOS FEDERALES PARA SU UTILIZACIÓN ANTE LA SECRETARIA DE HACIENDA Y CRÉDITO PÚBLICO. </text:p>
      <text:p text:style-name="P2"/>
      <text:p text:style-name="P2"/>
      <text:p text:style-name="P2"/>
      <text:p text:style-name="P2"/>
      <text:p text:style-name="P6">I N D I C E </text:p>
      <text:p text:style-name="P2">IV.- REGLAS DE LA CONFORMACIÓN DE LA CLAVE DE R.F.C.</text:p>
      <text:p text:style-name="P2"><text:s text:c="4"/>IV.1 REGLAS GENERALES</text:p>
      <text:p text:style-name="P2">1.1<text:tab/>FUENTES DE INFORMACIÓN</text:p>
      <text:p text:style-name="P2">1.2<text:tab/>ESTRUCTURA DE LA CLAVE</text:p>
      <text:p text:style-name="P2"><text:s text:c="4"/>IV.2 REGLAS ESPECÍFICAS</text:p>
      <text:p text:style-name="P2"><text:tab/>2.1 PERSONAS MORALES</text:p>
      <text:p text:style-name="P2"><text:tab/>2.2 PERSONAS FÍSICAS</text:p>
      <text:p text:style-name="P2">V. PROCEDIMIENTO PARA OBTENCIÓN DE LA CLAVE DIFERENCIADORA</text:p>
      <text:p text:style-name="P2">VI. PROCEDIMIENTO PARA EL CÁLCULO DEL DÍGITO VERIFICADOR</text:p>
      <text:p text:style-name="P2">ANEXOS:</text:p>
      <text:p text:style-name="P2">-<text:tab/>TABLA 1.</text:p>
      <text:p text:style-name="P2">-<text:tab/>TABLA 11.</text:p>
      <text:p text:style-name="P2">-<text:tab/>TABLA 111. </text:p>
      <text:p text:style-name="P2">-<text:tab/>LISTA COMPLETA DE PALABRAS INCONVENIENTES.</text:p>
      <text:p text:style-name="P2">-<text:tab/>LISTA DE PALABRAS INCONVENIENTES QUE NO SE UTILIZAN EN LA GENERACIÓN DE LA CLAVE DEL REGISTRO FEDERAL DE CONTRIBUYENTES.</text:p>
      <text:p text:style-name="P2">-<text:tab/>RUTINA PARA EL CÁLCULO HOMONIMIA Y DÍGITO VERIFICADOR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1.1 <text:s text:c="2"/>FUENTES DE INFORMACIÓN</text:p>
      <text:p text:style-name="P2">A)<text:tab/>Personas Morales. </text:p>
      <text:p text:style-name="P2">Copia del acta constitutiva o en caso copia del documento que motivó su origen.<text:tab/></text:p>
      <text:p text:style-name="P2"><text:tab/>B) Personas Físicas. <text:tab/></text:p>
      <text:p text:style-name="P2">Acta de Nacimiento, Cartilla, Pasaporte o Certificado de Estudios de Enseñanza Pública.</text:p>
      <text:p text:style-name="P2">Tratándose de Personas Físicas Asalariadas, se formará con los datos que proporcione el empleador (retenedor).</text:p>
      <text:p text:style-name="P2"/>
      <text:p text:style-name="P2">1.2 ESTRUCTURA DE LA CLAVE</text:p>
      <text:p text:style-name="P2"><text:tab/>En cuanto a sus primeras 10 posiciones, la clave de Registro Federal de Contribuyentes, consta de un espacio, tres letras y seis dígitos para Personas Morales y de cuatro letras y seis dígitos en el caso de Personas Físicas.</text:p>
      <text:p text:style-name="P2"/>
      <text:p text:style-name="P2"><text:tab/>Una vez asignada la clave a 10 posiciones, la autoridad fiscal generará 2 posiciones para la clave diferenciadora de homonimia y una posición para el dígito verificador.</text:p>
      <text:p text:style-name="P2"/>
      <text:p text:style-name="P2"><text:tab/>La clave completa de Registro Federal de Contribuyentes consta de 13 posiciones.</text:p>
      <text:p text:style-name="P2"/>
      <text:p text:style-name="P8">2.1 <text:s/>PERSONAS MORALES</text:p>
      <text:p text:style-name="P2">REGLA 1ª.</text:p>
      <text:p text:style-name="P2"><text:tab/>Para la formación de la clave se tomarán como elemento de orden, las tres primeras letras de las tres primeras palabras de la denominación o razón social tal y como esté manifestando en la copia del acta constitutiva o en caso en la copia del documento que motivó su origen, ejemplo: <text:s text:c="2"/><text:tab/><text:tab/></text:p>
      <text:p text:style-name="P2"><text:tab/><text:tab/>Sonora Industrial Azucarera, S. de R. L.</text:p>
      <text:p text:style-name="P2"><text:s text:c="22"/>Primera Palabra: Sonora <text:s text:c="35"/>S </text:p>
      <text:p text:style-name="P2"><text:s text:c="21"/>Segunda palabra: Industrial <text:s text:c="31"/>I</text:p>
      <text:p text:style-name="P2"><text:s text:c="21"/>Tercera palabra: <text:s/>Azucarera <text:s text:c="30"/>A</text:p>
      <text:p text:style-name="P2"><text:s text:c="21"/>Resultado de la expresión alfabética: <text:s text:c="16"/>SIA</text:p>
      <text:p text:style-name="P2">REGLA 2ª.</text:p>
      <text:p text:style-name="P2"><text:s text:c="11"/><text:tab/>A continuación se anotará la fecha de constitución o creación, en <text:s/>el siguiente orden:</text:p>
      <text:p text:style-name="P2">Año: Se tomarán las dos últimas cifras, escribiéndolas con números <text:s text:c="36"/>arábigos.</text:p>
      <text:p text:style-name="P2">Mes: Se tomará el mes de constitución o creación, en su número de orden, en un año calendario escribiéndolo con números arábigos. </text:p>
      <text:p text:style-name="P2">Día: Se escribirá en números arábigos.</text:p>
      <text:p text:style-name="P2"><text:s/>Ejemplo:</text:p>
      <text:p text:style-name="P2">Año: <text:s text:c="6"/>1982 <text:s text:c="16"/>82</text:p>
      <text:p text:style-name="P2"><text:soft-page-break/>Mes: <text:s text:c="7"/>Noviembre <text:s text:c="5"/>11 </text:p>
      <text:p text:style-name="P2">Día: <text:s text:c="7"/>29 <text:s text:c="20"/>29</text:p>
      <text:p text:style-name="P2">Dando como resultado la expresión numérica: 821129</text:p>
      <text:p text:style-name="P2">Y completando con la expresión alfabético numérica tendremos:</text:p>
      <text:p text:style-name="P2">Sonora Industrial Azucarera, S. de. R.L. <text:s text:c="12"/>SIA-821129</text:p>
      <text:p text:style-name="P2">Herrajes, Cortinas y Maquinaria, S.A. <text:s text:c="16"/>HCM-841122</text:p>
      <text:p text:style-name="P2">Artículos de piel y Baúles, S. de R. L. <text:s text:c="16"/>APB-791215</text:p>
      <text:p text:style-name="P2">Cuando en el mes o día, de la fecha de constitución, aparezca solamente un guarismo se le antepondrá un cero, ejemplos:</text:p>
      <text:p text:style-name="P2"><text:tab/>Año: 1983 <text:s text:c="13"/>83</text:p>
      <text:p text:style-name="P2"><text:tab/>Mes: Marzo <text:s text:c="11"/>03</text:p>
      <text:p text:style-name="P2"><text:tab/>Día: <text:s/>5 <text:s text:c="19"/>05</text:p>
      <text:p text:style-name="P2"><text:tab/>Como resultado tendremos la expresión numérica: <text:s text:c="7"/>830305</text:p>
      <text:p text:style-name="P2">Y contemplando la clave alfabético numérica tendremos:</text:p>
      <text:p text:style-name="P2"><text:tab/>Tecnología y Equipo contra Incendios, S.A. <text:s text:c="16"/>TEC-830305</text:p>
      <text:p text:style-name="P2"><text:tab/>Internacional Turística Flacón, S.A. <text:s text:c="29"/>ITF-850128</text:p>
      <text:p text:style-name="P2"><text:tab/>Artículos de Caza y Pesca, S. de R. L. <text:s text:c="26"/>ACP-860215</text:p>
      <text:p text:style-name="P2"/>
      <text:p text:style-name="P2"/>
      <text:p text:style-name="P2">REGLA 3ª.</text:p>
      <text:p text:style-name="P2">Cuando la letra inicial de cualquiera de las tres primeras palabras de la denominación o razón social sea compuesta, únicamente se anotará la inicial de esta. En la Ch la C y en la Ll la L, ejemplos:</text:p>
      <text:p text:style-name="P2"><text:tab/>Champion Mexicana de Bujías, S.A.<text:tab/><text:tab/>CMB-830702</text:p>
      <text:p text:style-name="P2"><text:tab/>Casa Chávez de maquinaria, S. de R. L.<text:tab/><text:tab/>CCM-800620</text:p>
      <text:p text:style-name="P2"><text:tab/>Artículos de Piel y Chamarras, S. de R.L.<text:tab/>APC-810202</text:p>
      <text:p text:style-name="P2"><text:tab/>Llantas, Cámaras y Refacciones, S. de R.L.<text:tab/>LCR-851015</text:p>
      <text:p text:style-name="P2"><text:tab/>Candados, Llaves y Cerraduras, S.A.<text:tab/><text:tab/>CLC-830820</text:p>
      <text:p text:style-name="P2"><text:tab/>Luis Molina Llorantes y Cía., S. de R.L.<text:tab/><text:tab/>LML-860911</text:p>
      <text:p text:style-name="P2"/>
      <text:p text:style-name="P2">REGLA 4ª.</text:p>
      <text:p text:style-name="P2">En los casos en que la denominación o razón social esté compuesta sólo de iniciales, para estos efectos se consideran palabras, por tanto deben tomarse en cuenta como tales, ejemplos:</text:p>
      <text:p text:style-name="P2"><text:tab/>F.A.Z., S.A. <text:s text:c="33"/>FAZ-870420</text:p>
      <text:p text:style-name="P2"><text:tab/>U.S. Ruber Mexicana, S.A. <text:s text:c="9"/>USR-860201</text:p>
      <text:p text:style-name="P2"><text:tab/>H. Prieto y Martínez, S. de R.L. <text:s text:c="2"/>HPM-841221</text:p>
      <text:p text:style-name="P2"/>
      <text:p text:style-name="P2">REGLA 5ª.</text:p>
      <text:p text:style-name="P2">Las abreviaturas: ”S. en N.C.”,”S. en C.”, “S. de R.L.”, “S. en C. por A.”, “S.A.”, “S.A. de C.V.”, “S.N.C.”, “S.C.”, “A.C.”, “A. en P.”, “S.C.L.”, “S.C.S.”, que expresan tipo de sociedad en las denominaciones o razones sociales, no se tomarán en consideración para efectos de conformación de las claves, ejemplos:</text:p>
      <text:p text:style-name="P2"><text:tab/>Guantes Industriales Guadalupe, S. en C.<text:tab/>GIG-841215</text:p>
      <text:p text:style-name="P2"><text:tab/>Construcciones Metálicas Mexicanas, S.A.<text:tab/>CMM-830120</text:p>
      <text:p text:style-name="P2"><text:tab/>Fundición de Precisión Eutectic, S. de R.L.<text:tab/>FPE-861125 </text:p>
      <text:p text:style-name="P2"/>
      <text:p text:style-name="P2"><text:soft-page-break/></text:p>
      <text:p text:style-name="P2"/>
      <text:p text:style-name="P2"/>
      <text:p text:style-name="P2">REGLA 6ª. </text:p>
      <text:p text:style-name="P2">Si la denominación o razón social se comprende de dos elementos, para efectos de la conformación de la clave, se tomará la letra inicial de la primera palabra y las dos primeras letras de la segunda, ejemplos:</text:p>
      <text:p text:style-name="P2">Fonograbaciones Cinelandia, S. de R.L.<text:tab/><text:tab/><text:tab/>FCI-841019</text:p>
      <text:p text:style-name="P2"><text:tab/>Aceros Ecatepec, S.A. <text:tab/><text:tab/>AEC-890130</text:p>
      <text:p text:style-name="P2"><text:tab/>Distribuidora Ges, S.A.<text:tab/><text:tab/>DGE-850628</text:p>
      <text:p text:style-name="P2"/>
      <text:p text:style-name="P2">REGLA 7ª.</text:p>
      <text:p text:style-name="P2">Si la denominación o razón social se compone de un solo elemento, para efectos de conformación de la clave, se tomarán las tres primeras letras consecutivas del mismo, ejemplo: </text:p>
      <text:p text:style-name="P2"><text:tab/>Arsuyama, S.A.<text:tab/><text:tab/>ARS-821129</text:p>
      <text:p text:style-name="P2"><text:tab/>Calidra, S.A.<text:tab/><text:tab/><text:tab/>CAL-850920</text:p>
      <text:p text:style-name="P2"><text:tab/>Electrólisis, S.A.<text:tab/><text:tab/>ELE-840821</text:p>
      <text:p text:style-name="P2"/>
      <text:p text:style-name="P2">REGLA 8ª.</text:p>
      <text:p text:style-name="P2">Cuando la denominación o razón social se componga de un solo elemento y sus letras no completen las tres requeridas, para efectos de conformación de la clave, se tomaran las empleadas por el contribuyente y las restantes se suplirán con una “X”, ejemplos:</text:p>
      <text:p text:style-name="P2"/>
      <text:p text:style-name="P2">Al, S.A. <text:s text:c="9"/>ALX-830101</text:p>
      <text:p text:style-name="P2">Z, S.A. <text:s text:c="11"/>ZXX-860110</text:p>
      <text:p text:style-name="P2"/>
      <text:p text:style-name="P2">REGLA 9ª.</text:p>
      <text:p text:style-name="P2">Cuando en la denominación o razón social figuren artículos, preposiciones y conjunciones o contracciones no se tomaran como elementos de integración de la clave, ejemplos:</text:p>
      <text:p text:style-name="P2">El abastecedor Ferretero, S.A.<text:tab/><text:tab/><text:tab/><text:tab/>AFE-840510</text:p>
      <text:p text:style-name="P2">Cigarros la Tabacalera Mexicana, S.A. de C.V. <text:tab/><text:tab/> CTM-860901</text:p>
      <text:p text:style-name="P2">Los Viajes Internacionales de Marco Polo, S.A.<text:tab/><text:tab/> VIM-824225</text:p>
      <text:p text:style-name="P2">Artículos y Accesorios para Automóviles, S.A.<text:tab/><text:tab/> AAA-800521</text:p>
      <text:p text:style-name="P2">Productos de la Industria del Papel, S.A.<text:tab/><text:tab/>PIP-811231</text:p>
      <text:p text:style-name="P2"/>
      <text:p text:style-name="P2">REGLA 10ª.</text:p>
      <text:p text:style-name="P2">Cuando la denominación o razón social contenga en algún o en sus tres primeros elementos números arábigos, o números romanos, para efectos de conformación de la clave éstos se tomaran como escritos con letra y seguirán las reglas ya establecidas, ejemplos:</text:p>
      <text:p text:style-name="P2"/>
      <text:p text:style-name="P11">El 12, S.A.<text:tab/><text:tab/><text:tab/><text:tab/><text:tab/><text:tab/>DOC-801029</text:p>
      <text:p text:style-name="P2"><text:tab/> <text:s text:c="4"/>(DOCE)</text:p>
      <text:p text:style-name="P2"><text:tab/></text:p>
      <text:p text:style-name="P2"><text:soft-page-break/><text:tab/>El 2 de Enero, S de R.L.<text:tab/><text:tab/><text:tab/><text:tab/>DEN-840101</text:p>
      <text:p text:style-name="P2"><text:s text:c="15"/>(DOS)</text:p>
      <text:p text:style-name="P2"/>
      <text:p text:style-name="P2"/>
      <text:p text:style-name="P2"><text:tab/>El 505, S.A.<text:tab/><text:tab/><text:tab/><text:tab/><text:tab/><text:tab/>QCI-851215</text:p>
      <text:p text:style-name="P2"><text:s text:c="17"/>(QUINIENTOS CINCO)</text:p>
      <text:p text:style-name="P2"/>
      <text:p text:style-name="P2"><text:tab/>Editorial Siglo XXI, S.A. <text:s text:c="22"/>ESV-831114</text:p>
      <text:p text:style-name="P2"><text:s text:c="35"/>(VEINTIUNO)</text:p>
      <text:p text:style-name="P2"/>
      <text:p text:style-name="P2">REGLA 11ª.</text:p>
      <text:p text:style-name="P2">Cuando aparezcan formando parte de la denominación o razón social, la palabra Compañía o su abreviatura Cía., así como la palabra Sociedad o su abreviatura Soc., no se incluirán en la conformación de la clave, ejemplos:</text:p>
      <text:p text:style-name="P2"><text:tab/>Compañía Periodística Nacional, S.A. <text:s text:c="45"/>PNA-861121</text:p>
      <text:p text:style-name="P2"><text:tab/>Cía. De Artículos Eléctricos, S. de R.L. <text:s text:c="32"/>AEL-850110 </text:p>
      <text:p text:style-name="P2"><text:tab/>Cía. Nal. De Subsistencias Mexicanas, S.A. <text:s text:c="25"/>NSM-841011</text:p>
      <text:p text:style-name="P2"><text:s text:c="6"/><text:tab/>Pimienta Hnos. y Cía., S.A. <text:s text:c="47"/>PHN-830228</text:p>
      <text:p text:style-name="P2"><text:tab/>Sociedad Cooperativa de Producción Agrícola de Michoacán <text:s/>CPA-861016</text:p>
      <text:p text:style-name="P2"><text:tab/>Sociedad de Consumo Agrícola del Sur, S.C.L. <text:s text:c="20"/>CAS-821110</text:p>
      <text:p text:style-name="P2"><text:tab/>Sociedad de Producción Rural de Sonora <text:s text:c="28"/>PRS-800101</text:p>
      <text:p text:style-name="P2"/>
      <text:p text:style-name="P2">REGLA 12ª.</text:p>
      <text:p text:style-name="P2"><text:tab/>Cuando aparezcan <text:s/>formando parte de la denominación o razón social los caracteres especiales, éstos deben de excluirse para el cálculo del homónimo y del dígito verificador. Los caracteres se interpretarán, sí y sólo si, están en forma individual dentro del texto de la denominación o razón social. (Anexo VI) Ejemplos: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DENOMINACION O RAZON SOCIAL</text:p>
          </table:table-cell>
          <table:table-cell table:style-name="Tabla1.B1" office:value-type="string">
            <text:p text:style-name="P4">RFC GENERADO</text:p>
          </table:table-cell>
        </table:table-row>
        <table:table-row table:style-name="Tabla1.1">
          <table:table-cell table:style-name="Tabla1.A1" office:value-type="string">
            <text:p text:style-name="P4">LA S@NDIA S.A DE C.V.</text:p>
          </table:table-cell>
          <table:table-cell table:style-name="Tabla1.B1" office:value-type="string">
            <text:p text:style-name="P4">. SND-861121</text:p>
          </table:table-cell>
        </table:table-row>
        <table:table-row table:style-name="Tabla1.1">
          <table:table-cell table:style-name="Tabla1.A1" office:value-type="string">
            <text:p text:style-name="P4">LA @ S.A. DE C.V</text:p>
          </table:table-cell>
          <table:table-cell table:style-name="Tabla1.B1" office:value-type="string">
            <text:p text:style-name="P4">ARR-860120</text:p>
          </table:table-cell>
        </table:table-row>
        <table:table-row table:style-name="Tabla1.1">
          <table:table-cell table:style-name="Tabla1.A1" office:value-type="string">
            <text:p text:style-name="P4">LA @ DEL % SA DE CV</text:p>
          </table:table-cell>
          <table:table-cell table:style-name="Tabla1.B1" office:value-type="string">
            <text:p text:style-name="P4">APO-830120</text:p>
          </table:table-cell>
        </table:table-row>
        <table:table-row table:style-name="Tabla1.1">
          <table:table-cell table:style-name="Tabla1.A1" office:value-type="string">
            <text:p text:style-name="P4">@ COMER.COM</text:p>
          </table:table-cell>
          <table:table-cell table:style-name="Tabla1.B1" office:value-type="string">
            <text:p text:style-name="P4">ACO-800210</text:p>
          </table:table-cell>
        </table:table-row>
        <table:table-row table:style-name="Tabla1.1">
          <table:table-cell table:style-name="Tabla1.A1" office:value-type="string">
            <text:p text:style-name="P4">LAS ( BLANCAS )</text:p>
          </table:table-cell>
          <table:table-cell table:style-name="Tabla1.B1" office:value-type="string">
            <text:p text:style-name="P4">APB-700202</text:p>
          </table:table-cell>
        </table:table-row>
        <table:table-row table:style-name="Tabla1.1">
          <table:table-cell table:style-name="Tabla1.A1" office:value-type="string">
            <text:p text:style-name="P4">EL # DEL TEJADO</text:p>
          </table:table-cell>
          <table:table-cell table:style-name="Tabla1.B1" office:value-type="string">
            <text:p text:style-name="P4">NET-010202</text:p>
          </table:table-cell>
        </table:table-row>
        <table:table-row table:style-name="Tabla1.1">
          <table:table-cell table:style-name="Tabla1.A1" office:value-type="string">
            <text:p text:style-name="P4">LA / DEL SUR</text:p>
          </table:table-cell>
          <table:table-cell table:style-name="Tabla1.B1" office:value-type="string">
            <text:p text:style-name="P4">DSU-010102</text:p>
          </table:table-cell>
        </table:table-row>
        <table:table-row table:style-name="Tabla1.1">
          <table:table-cell table:style-name="Tabla1.A1" office:value-type="string">
            <text:p text:style-name="P4">EL C@FE.NET</text:p>
          </table:table-cell>
          <table:table-cell table:style-name="Tabla1.B1" office:value-type="string">
            <text:p text:style-name="P4">CFE-030210</text:p>
          </table:table-cell>
        </table:table-row>
      </table:table>
      <text:p text:style-name="P2"/>
      <text:p text:style-name="P2">OBSERVACIÓN:</text:p>
      <text:p text:style-name="P2">En los casos en que se presenten cambios de régimen de capital, seguirá considerándose la misma Clave de R.F.C. asignada inicialmente, ejemplos:</text:p>
      <text:p text:style-name="P2"/>
      <text:p text:style-name="P2"><text:tab/> <text:s text:c="7"/>DATOS ACTUALES <text:s text:c="45"/>CAMBIOS</text:p>
      <text:p text:style-name="P2"/>
      <text:p text:style-name="P2"><text:tab/>Instrumentos Bristol, S.A. de C.V. <text:s text:c="18"/>Instrumentos Bristol, S.A.</text:p>
      <text:p text:style-name="P2"><text:soft-page-break/><text:s text:c="12"/>IBR-700104 <text:s text:c="59"/>IBR-700104</text:p>
      <text:p text:style-name="P2"/>
      <text:p text:style-name="P2"><text:tab/>Lubricantes y Filtros, S.A. <text:s text:c="19"/>Lubricantes y Filtros, S.A. de C.V.</text:p>
      <text:p text:style-name="P2"><text:s text:c="12"/>LFI-571130 <text:s text:c="60"/>LFI-571130</text:p>
      <text:p text:style-name="P2"/>
      <text:p text:style-name="P2"/>
      <text:p text:style-name="P8">2.2 PERSONAS FÍSICAS</text:p>
      <text:p text:style-name="P2"/>
      <text:p text:style-name="P2">REGLA 1ª.</text:p>
      <text:p text:style-name="P2">Se integra la clave con los siguientes datos:</text:p>
      <text:p text:style-name="P2">1.<text:tab/>La primera letra del apellido paterno y la siguiente primera vocal del mismo.</text:p>
      <text:p text:style-name="P2">2.<text:tab/>La primera letra del apellido materno.</text:p>
      <text:p text:style-name="P2">3.<text:tab/>La primera letra del nombre.</text:p>
      <text:p text:style-name="P2"/>
      <text:p text:style-name="P2">Ejemplo:</text:p>
      <text:p text:style-name="P2"/>
      <text:p text:style-name="P2">Juan Barrios Fernández</text:p>
      <text:p text:style-name="P2">Apellido paterno <text:s text:c="21"/>Barrios<text:tab/><text:tab/>BA</text:p>
      <text:p text:style-name="P2">Apellido materno <text:s text:c="20"/>Fernández<text:tab/>F</text:p>
      <text:p text:style-name="P2">Nombre <text:s text:c="36"/>Juan<text:tab/><text:tab/>J</text:p>
      <text:p text:style-name="P2">Resultando de la expresión <text:s/>alfabética:<text:tab/><text:tab/>BAFJ</text:p>
      <text:p text:style-name="P2"/>
      <text:p text:style-name="P2">Eva Iriarte Méndez</text:p>
      <text:p text:style-name="P2">Apellido paterno <text:s text:c="22"/>Iriarte<text:tab/><text:tab/>II </text:p>
      <text:p text:style-name="P2">Apellido materno <text:s text:c="21"/>Méndez<text:tab/>M</text:p>
      <text:p text:style-name="P2">Nombre <text:s text:c="36"/>Eva<text:tab/><text:tab/>E <text:s/></text:p>
      <text:p text:style-name="P2">Resultado de la expresión alfabética:<text:tab/><text:tab/>IIME </text:p>
      <text:p text:style-name="P2"/>
      <text:p text:style-name="P2">REGLA 2ª.</text:p>
      <text:p text:style-name="P2">A continuación se anotará la fecha de nacimiento del contribuyente, en el siguiente orden:</text:p>
      <text:p text:style-name="P2">Año: Se tomarán las dos últimas cifras, escribiéndolas con números arábigos. </text:p>
      <text:p text:style-name="P2">Mes: Se tomará el mes de nacimiento en su número de orden, en un año de calendario, <text:s text:c="25"/>escribiéndolo con números arábigos.</text:p>
      <text:p text:style-name="P2">Día: Se escribirá con números arábigos.</text:p>
      <text:p text:style-name="P2"/>
      <text:p text:style-name="P2">Ejemplos:</text:p>
      <text:p text:style-name="P2"><text:tab/>Año <text:s text:c="12"/>1970 <text:s text:c="18"/>70</text:p>
      <text:p text:style-name="P2"><text:tab/>Mes <text:s text:c="13"/>Diciembre <text:s text:c="9"/>12</text:p>
      <text:p text:style-name="P11">Día <text:s text:c="15"/>13 <text:s text:c="21"/>13</text:p>
      <text:p text:style-name="P11"/>
      <text:p text:style-name="P2">Dando como resultado la expresión numérica: <text:s text:c="6"/>701213</text:p>
      <text:p text:style-name="P2"/>
      <text:p text:style-name="P2">Y complementando con la expresión alfabética numérica tendremos:</text:p>
      <text:p text:style-name="P2"/>
      <text:p text:style-name="P2"><text:tab/>Juan Barrios Fernández <text:s text:c="20"/>BAFJ 701213</text:p>
      <text:p text:style-name="P2"><text:soft-page-break/><text:tab/>Eva Iriarte Méndez <text:s text:c="27"/><text:tab/>IIME 691117</text:p>
      <text:p text:style-name="P2"/>
      <text:p text:style-name="P2">Cuando en el año, mes o día, de la fecha de nacimiento, aparezca solamente un guarismo se le antepondrá un CERO.</text:p>
      <text:p text:style-name="P2"/>
      <text:p text:style-name="P2"><text:tab/>Ejemplos:</text:p>
      <text:p text:style-name="P2"><text:tab/>Año <text:s text:c="12"/>1907 <text:s text:c="14"/>07</text:p>
      <text:p text:style-name="P2"><text:tab/>Mes <text:s text:c="13"/>Abril <text:s text:c="13"/>04</text:p>
      <text:p text:style-name="P2"><text:tab/>Día <text:s text:c="15"/>1º. <text:s text:c="16"/>01</text:p>
      <text:p text:style-name="P2"><text:tab/>Como resultado tendremos la expresión numérica: <text:s text:c="6"/>070401</text:p>
      <text:p text:style-name="P11">Y completando la clave alfabético numérica tendremos:</text:p>
      <text:p text:style-name="P2"><text:tab/>Juan Barrios Fernández<text:tab/><text:tab/>BAFJ-070401</text:p>
      <text:p text:style-name="P2"><text:tab/>Francisco Ortíz Pérez<text:tab/><text:tab/>OIPF-290205</text:p>
      <text:p text:style-name="P2"><text:tab/>Manuel Martínez Hernández<text:tab/>MAHM-570102</text:p>
      <text:p text:style-name="P2"><text:tab/>Gabriel Courturier Moreno<text:tab/><text:tab/>COMG-600703</text:p>
      <text:p text:style-name="P2"/>
      <text:p text:style-name="P2"/>
      <text:p text:style-name="P2"/>
      <text:p text:style-name="P2">REGLA 3ª.</text:p>
      <text:p text:style-name="P2">Cuando la letra inicial de cualquiera de los apellidos o nombre sea compuesta, únicamente se anotará la inicial de ésta. En la Ch la C y en la Ll la L.</text:p>
      <text:p text:style-name="P2"><text:tab/>Ejemplos:</text:p>
      <text:p text:style-name="P2"><text:tab/>Manuel Chávez <text:s/>González<text:tab/><text:tab/>CAGM-240618</text:p>
      <text:p text:style-name="P2"><text:tab/>Felipe Camargo Llamas<text:tab/><text:tab/>CALF-450228</text:p>
      <text:p text:style-name="P1"><text:span text:style-name="T2"><text:tab/></text:span><text:span text:style-name="T1">Charles Kennedy Truman<text:tab/><text:tab/>KETC-511012 </text:span></text:p>
      <text:p text:style-name="P6"/>
      <text:p text:style-name="P6">REGLA 4ª.</text:p>
      <text:p text:style-name="P2">En los casos en que el apellido paterno de la persona física se componga de una o dos letras, la clave se formará de la siguiente manera:</text:p>
      <text:p text:style-name="P2">1.<text:tab/>La primera letra del apellido paterno.</text:p>
      <text:p text:style-name="P2">2.<text:tab/>La primera letra del apellido materno.</text:p>
      <text:p text:style-name="P2">3.<text:tab/>La primera y segunda letra del nombre.</text:p>
      <text:p text:style-name="P2">Ejemplo:</text:p>
      <text:p text:style-name="P2">Alvaro de la O Lozano<text:tab/><text:tab/>OLAL-401201</text:p>
      <text:p text:style-name="P2">Ernesto Ek Rivera<text:tab/><text:tab/><text:tab/>ERER-071120</text:p>
      <text:p text:style-name="P2"/>
      <text:p text:style-name="P2">REGLA 5ª.</text:p>
      <text:p text:style-name="P2">Cuando el apellido paterno o materno sean compuestos, se tomará para la clasificación la primera palabra que corresponda a cualquiera de ellos.</text:p>
      <text:p text:style-name="P2"><text:tab/>Ejemplos:</text:p>
      <text:p text:style-name="P2"><text:tab/>Dolores San Martín Dávalos<text:tab/><text:tab/><text:tab/>SADD-180812</text:p>
      <text:p text:style-name="P2"><text:tab/>Mario Sánchez de la Barquera Gómez<text:tab/><text:tab/>SAGM-190224</text:p>
      <text:p text:style-name="P2"><text:tab/>Antonio Jiménez Ponce de León<text:tab/><text:tab/><text:tab/>JIPA-170808</text:p>
      <text:p text:style-name="P2"/>
      <text:p text:style-name="P2">REGLA 6ª.</text:p>
      <text:p text:style-name="P2">Cuando el nombre es compuesto, o sea, que esta formado por dos o más palabras, se tomará para la conformación la letra inicial de la primera, siempre que <text:soft-page-break/>no sea MARIA o JOSE dado su frecuente uso, en cuyo caso se tomará la primera letra de la segunda palabra.</text:p>
      <text:p text:style-name="P2"><text:tab/>Ejemplos:</text:p>
      <text:p text:style-name="P2"><text:tab/>Luz María Fernández Juárez<text:tab/><text:tab/><text:tab/>FEJL-200205</text:p>
      <text:p text:style-name="P2"><text:tab/>José Antonio Camargo Hernández<text:tab/><text:tab/>CAHA-211218 </text:p>
      <text:p text:style-name="P2"><text:tab/>María Luisa Ramírez Sánchez<text:tab/><text:tab/><text:tab/>RASL-251112</text:p>
      <text:p text:style-name="P2"/>
      <text:p text:style-name="P2">REGLA 7ª.</text:p>
      <text:p text:style-name="P2">En los casos en que la persona física tenga un solo apellido, se conformará con la primera y segunda letras del apellido paterno o materno, según figure en el acta de nacimiento, más la primera y segunda letras del nombre.</text:p>
      <text:p text:style-name="P2"><text:tab/>Ejemplos:</text:p>
      <text:p text:style-name="P2"><text:tab/>Juan Martínez<text:tab/><text:tab/>MAJU-420116</text:p>
      <text:p text:style-name="P2"><text:tab/>Gerarda Zafra<text:tab/><text:tab/>ZAGE-251115</text:p>
      <text:p text:style-name="P2"/>
      <text:p text:style-name="P2">REGLA 8ª. </text:p>
      <text:p text:style-name="P2">Cuando en el nombre de las personas físicas figuren artículos, preposiciones, conjunciones o contracciones no se tomarán como elementos de integración de la clave, ejemplos:</text:p>
      <text:p text:style-name="P2"><text:tab/>Carmen de la Peña Ramírez<text:tab/><text:tab/>PERC-631201</text:p>
      <text:p text:style-name="P2"><text:tab/>Mario Sánchez de los Cobos<text:tab/><text:tab/>SACM-701110</text:p>
      <text:p text:style-name="P2"><text:tab/>Roberto González y Durán<text:tab/><text:tab/><text:tab/>GODR-600101</text:p>
      <text:p text:style-name="P2"><text:tab/>Juan del Valle Martínez<text:tab/><text:tab/><text:tab/>VAMJ-691001</text:p>
      <text:p text:style-name="P2"/>
      <text:p text:style-name="P2">REGLA 9ª.</text:p>
      <text:p text:style-name="P2">Cuando de las cuatro letras que formen la expresión alfabética, resulte una palabra inconveniente, la ultima letra será sustituida por una <text:s/>“ X “.</text:p>
      <text:p text:style-name="P2"/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4">BUEI</text:p>
          </table:table-cell>
          <table:table-cell table:style-name="Tabla2.A1" office:value-type="string">
            <text:p text:style-name="P4">BUEX</text:p>
          </table:table-cell>
          <table:table-cell table:style-name="Tabla2.A1" office:value-type="string">
            <text:p text:style-name="P4">KOGE</text:p>
          </table:table-cell>
          <table:table-cell table:style-name="Tabla2.D1" office:value-type="string">
            <text:p text:style-name="P4">KOGX</text:p>
          </table:table-cell>
        </table:table-row>
        <table:table-row table:style-name="Tabla2.1">
          <table:table-cell table:style-name="Tabla2.A1" office:value-type="string">
            <text:p text:style-name="P4">BUEY</text:p>
          </table:table-cell>
          <table:table-cell table:style-name="Tabla2.A1" office:value-type="string">
            <text:p text:style-name="P4">BUEX</text:p>
          </table:table-cell>
          <table:table-cell table:style-name="Tabla2.A1" office:value-type="string">
            <text:p text:style-name="P4">KOJO</text:p>
          </table:table-cell>
          <table:table-cell table:style-name="Tabla2.D1" office:value-type="string">
            <text:p text:style-name="P4">KOJX</text:p>
          </table:table-cell>
        </table:table-row>
        <table:table-row table:style-name="Tabla2.1">
          <table:table-cell table:style-name="Tabla2.A1" office:value-type="string">
            <text:p text:style-name="P4">CACA</text:p>
          </table:table-cell>
          <table:table-cell table:style-name="Tabla2.A1" office:value-type="string">
            <text:p text:style-name="P7">CACX</text:p>
          </table:table-cell>
          <table:table-cell table:style-name="Tabla2.A1" office:value-type="string">
            <text:p text:style-name="P7">KAKA</text:p>
          </table:table-cell>
          <table:table-cell table:style-name="Tabla2.D1" office:value-type="string">
            <text:p text:style-name="P7">KAKX</text:p>
          </table:table-cell>
        </table:table-row>
        <table:table-row table:style-name="Tabla2.1">
          <table:table-cell table:style-name="Tabla2.A1" office:value-type="string">
            <text:p text:style-name="P4">CACO</text:p>
          </table:table-cell>
          <table:table-cell table:style-name="Tabla2.A1" office:value-type="string">
            <text:p text:style-name="P4">CACX</text:p>
          </table:table-cell>
          <table:table-cell table:style-name="Tabla2.A1" office:value-type="string">
            <text:p text:style-name="P4">KULO</text:p>
          </table:table-cell>
          <table:table-cell table:style-name="Tabla2.D1" office:value-type="string">
            <text:p text:style-name="P4">KULX</text:p>
          </table:table-cell>
        </table:table-row>
        <table:table-row table:style-name="Tabla2.1">
          <table:table-cell table:style-name="Tabla2.A1" office:value-type="string">
            <text:p text:style-name="P4">CAGA</text:p>
          </table:table-cell>
          <table:table-cell table:style-name="Tabla2.A1" office:value-type="string">
            <text:p text:style-name="P4">CAGX</text:p>
          </table:table-cell>
          <table:table-cell table:style-name="Tabla2.A1" office:value-type="string">
            <text:p text:style-name="P7">MAME MAMX</text:p>
          </table:table-cell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7">CAGO</text:p>
          </table:table-cell>
          <table:table-cell table:style-name="Tabla2.A1" office:value-type="string">
            <text:p text:style-name="P4">CAGX</text:p>
          </table:table-cell>
          <table:table-cell table:style-name="Tabla2.A1" office:value-type="string">
            <text:p text:style-name="P4">MAMO</text:p>
          </table:table-cell>
          <table:table-cell table:style-name="Tabla2.D1" office:value-type="string">
            <text:p text:style-name="P4"><text:s text:c="2"/>MAMX</text:p>
          </table:table-cell>
        </table:table-row>
        <table:table-row table:style-name="Tabla2.1">
          <table:table-cell table:style-name="Tabla2.A1" office:value-type="string">
            <text:p text:style-name="P7">CAKA</text:p>
          </table:table-cell>
          <table:table-cell table:style-name="Tabla2.A1" office:value-type="string">
            <text:p text:style-name="P7">CAKX</text:p>
          </table:table-cell>
          <table:table-cell table:style-name="Tabla2.A1" office:value-type="string">
            <text:p text:style-name="P7">MEAR</text:p>
          </table:table-cell>
          <table:table-cell table:style-name="Tabla2.D1" office:value-type="string">
            <text:p text:style-name="P7">MEAX</text:p>
          </table:table-cell>
        </table:table-row>
        <table:table-row table:style-name="Tabla2.1">
          <table:table-cell table:style-name="Tabla2.A1" office:value-type="string">
            <text:p text:style-name="P7">COGE</text:p>
          </table:table-cell>
          <table:table-cell table:style-name="Tabla2.A1" office:value-type="string">
            <text:p text:style-name="P7">COGX</text:p>
          </table:table-cell>
          <table:table-cell table:style-name="Tabla2.A1" office:value-type="string">
            <text:p text:style-name="P4">MEON</text:p>
          </table:table-cell>
          <table:table-cell table:style-name="Tabla2.D1" office:value-type="string">
            <text:p text:style-name="P4"><text:s/>MEOX</text:p>
          </table:table-cell>
        </table:table-row>
        <table:table-row table:style-name="Tabla2.1">
          <table:table-cell table:style-name="Tabla2.A1" office:value-type="string">
            <text:p text:style-name="P4">COJA</text:p>
          </table:table-cell>
          <table:table-cell table:style-name="Tabla2.A1" office:value-type="string">
            <text:p text:style-name="P4">COJX</text:p>
          </table:table-cell>
          <table:table-cell table:style-name="Tabla2.A1" office:value-type="string">
            <text:p text:style-name="P4">MION</text:p>
          </table:table-cell>
          <table:table-cell table:style-name="Tabla2.D1" office:value-type="string">
            <text:p text:style-name="P4">MIOX</text:p>
          </table:table-cell>
        </table:table-row>
        <table:table-row table:style-name="Tabla2.1">
          <table:table-cell table:style-name="Tabla2.A1" office:value-type="string">
            <text:p text:style-name="P4">COJE</text:p>
          </table:table-cell>
          <table:table-cell table:style-name="Tabla2.A1" office:value-type="string">
            <text:p text:style-name="P4">COJX</text:p>
          </table:table-cell>
          <table:table-cell table:style-name="Tabla2.A1" office:value-type="string">
            <text:p text:style-name="P4">MOCO</text:p>
          </table:table-cell>
          <table:table-cell table:style-name="Tabla2.D1" office:value-type="string">
            <text:p text:style-name="P4">MOCX</text:p>
          </table:table-cell>
        </table:table-row>
        <table:table-row table:style-name="Tabla2.1">
          <table:table-cell table:style-name="Tabla2.A1" office:value-type="string">
            <text:p text:style-name="P4">COJI</text:p>
          </table:table-cell>
          <table:table-cell table:style-name="Tabla2.A1" office:value-type="string">
            <text:p text:style-name="P4">COJX</text:p>
          </table:table-cell>
          <table:table-cell table:style-name="Tabla2.A1" office:value-type="string">
            <text:p text:style-name="P4">MULA</text:p>
          </table:table-cell>
          <table:table-cell table:style-name="Tabla2.D1" office:value-type="string">
            <text:p text:style-name="P4">MULX</text:p>
          </table:table-cell>
        </table:table-row>
        <table:table-row table:style-name="Tabla2.1">
          <table:table-cell table:style-name="Tabla2.A1" office:value-type="string">
            <text:p text:style-name="P4">COJO</text:p>
          </table:table-cell>
          <table:table-cell table:style-name="Tabla2.A1" office:value-type="string">
            <text:p text:style-name="P4">COJX</text:p>
          </table:table-cell>
          <table:table-cell table:style-name="Tabla2.A1" office:value-type="string">
            <text:p text:style-name="P4">PEDA</text:p>
          </table:table-cell>
          <table:table-cell table:style-name="Tabla2.D1" office:value-type="string">
            <text:p text:style-name="P4">PEDX</text:p>
          </table:table-cell>
        </table:table-row>
        <table:table-row table:style-name="Tabla2.1">
          <table:table-cell table:style-name="Tabla2.A1" office:value-type="string">
            <text:p text:style-name="P4">CULO</text:p>
          </table:table-cell>
          <table:table-cell table:style-name="Tabla2.A1" office:value-type="string">
            <text:p text:style-name="P4">CULX</text:p>
          </table:table-cell>
          <table:table-cell table:style-name="Tabla2.A1" office:value-type="string">
            <text:p text:style-name="P4">PEDO</text:p>
          </table:table-cell>
          <table:table-cell table:style-name="Tabla2.D1" office:value-type="string">
            <text:p text:style-name="P4">PEDX</text:p>
          </table:table-cell>
        </table:table-row>
        <table:table-row table:style-name="Tabla2.1">
          <table:table-cell table:style-name="Tabla2.A1" office:value-type="string">
            <text:p text:style-name="P4">FETO</text:p>
          </table:table-cell>
          <table:table-cell table:style-name="Tabla2.A1" office:value-type="string">
            <text:p text:style-name="P7">FETX</text:p>
          </table:table-cell>
          <table:table-cell table:style-name="Tabla2.A1" office:value-type="string">
            <text:p text:style-name="P7">PENE</text:p>
          </table:table-cell>
          <table:table-cell table:style-name="Tabla2.D1" office:value-type="string">
            <text:p text:style-name="P7">PENX</text:p>
          </table:table-cell>
        </table:table-row>
        <table:table-row table:style-name="Tabla2.1">
          <table:table-cell table:style-name="Tabla2.A1" office:value-type="string">
            <text:p text:style-name="P7">GUEY</text:p>
          </table:table-cell>
          <table:table-cell table:style-name="Tabla2.A1" office:value-type="string">
            <text:p text:style-name="P7">GUEX</text:p>
          </table:table-cell>
          <table:table-cell table:style-name="Tabla2.A1" office:value-type="string">
            <text:p text:style-name="P4">PUTA</text:p>
          </table:table-cell>
          <table:table-cell table:style-name="Tabla2.D1" office:value-type="string">
            <text:p text:style-name="P4">PUTX</text:p>
          </table:table-cell>
        </table:table-row>
        <table:table-row table:style-name="Tabla2.1">
          <table:table-cell table:style-name="Tabla2.A1" office:value-type="string">
            <text:p text:style-name="P4">JOTO</text:p>
          </table:table-cell>
          <table:table-cell table:style-name="Tabla2.A1" office:value-type="string">
            <text:p text:style-name="P7">JOTX</text:p>
          </table:table-cell>
          <table:table-cell table:style-name="Tabla2.A1" office:value-type="string">
            <text:p text:style-name="P7">PUTO</text:p>
          </table:table-cell>
          <table:table-cell table:style-name="Tabla2.D1" office:value-type="string">
            <text:p text:style-name="P7">PUTX</text:p>
          </table:table-cell>
        </table:table-row>
        <table:table-row table:style-name="Tabla2.1">
          <table:table-cell table:style-name="Tabla2.A1" office:value-type="string">
            <text:p text:style-name="P4">KACA</text:p>
          </table:table-cell>
          <table:table-cell table:style-name="Tabla2.A1" office:value-type="string">
            <text:p text:style-name="P4">KACX</text:p>
          </table:table-cell>
          <table:table-cell table:style-name="Tabla2.A1" office:value-type="string">
            <text:p text:style-name="P4">QULO</text:p>
          </table:table-cell>
          <table:table-cell table:style-name="Tabla2.D1" office:value-type="string">
            <text:p text:style-name="P4">QULX</text:p>
          </table:table-cell>
        </table:table-row>
        <table:table-row table:style-name="Tabla2.1">
          <table:table-cell table:style-name="Tabla2.A1" office:value-type="string">
            <text:p text:style-name="P4">KACO</text:p>
          </table:table-cell>
          <table:table-cell table:style-name="Tabla2.A1" office:value-type="string">
            <text:p text:style-name="P4">KACX</text:p>
          </table:table-cell>
          <table:table-cell table:style-name="Tabla2.A1" office:value-type="string">
            <text:p text:style-name="P4">RATA</text:p>
          </table:table-cell>
          <table:table-cell table:style-name="Tabla2.D1" office:value-type="string">
            <text:p text:style-name="P4">RATX</text:p>
          </table:table-cell>
        </table:table-row>
        <text:soft-page-break/>
        <table:table-row table:style-name="Tabla2.1">
          <table:table-cell table:style-name="Tabla2.A1" office:value-type="string">
            <text:p text:style-name="P4">KAGA</text:p>
          </table:table-cell>
          <table:table-cell table:style-name="Tabla2.A1" office:value-type="string">
            <text:p text:style-name="P7">KAGX</text:p>
          </table:table-cell>
          <table:table-cell table:style-name="Tabla2.A1" office:value-type="string">
            <text:p text:style-name="P7">RUIN</text:p>
          </table:table-cell>
          <table:table-cell table:style-name="Tabla2.D1" office:value-type="string">
            <text:p text:style-name="P7">RUIX</text:p>
          </table:table-cell>
        </table:table-row>
        <table:table-row table:style-name="Tabla2.1">
          <table:table-cell table:style-name="Tabla2.A1" office:value-type="string">
            <text:p text:style-name="P4">KAGO</text:p>
          </table:table-cell>
          <table:table-cell table:style-name="Tabla2.A1" office:value-type="string">
            <text:p text:style-name="P4">KAGX</text:p>
          </table:table-cell>
          <table:table-cell table:style-name="Tabla2.A1" office:value-type="string">
            <text:p text:style-name="P4"/>
          </table:table-cell>
          <table:table-cell table:style-name="Tabla2.D1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REGLA 10ª.</text:p>
      <text:p text:style-name="P2"/>
      <text:p text:style-name="P2">Cuando aparezcan formando parte del nombre, apellido paterno y apellido materno los caracteres especiales, éstos deben de excluirse para el cálculo del homónimo y del dígito verificador. Los caracteres se interpretarán, sí y sólo si, están en forma individual dentro del nombre, apellido paterno y apellido materno. Ejemplos:</text:p>
      <text:p text:style-name="P2"/>
      <text:p text:style-name="P2">Roberto O’farril Carballo<text:tab/><text:tab/><text:tab/>OACR-661121</text:p>
      <text:p text:style-name="P2">Rubén D’angelo Fargo<text:tab/><text:tab/><text:tab/>DAFR-710108</text:p>
      <text:p text:style-name="P2">Luz Ma. Fernández Juárez<text:tab/><text:tab/><text:tab/>FEJL-830120</text:p>
      <text:p text:style-name="P2"/>
      <text:p text:style-name="P2">OBSERVACIÓN:</text:p>
      <text:p text:style-name="P2">En caso de la mujer, se deberá usar el nombre de soltera.</text:p>
      <text:p text:style-name="P2"/>
      <text:p text:style-name="P2"/>
      <text:p text:style-name="P13">PROCEDIMIENTO PARA OBTENER LA CLAVE DIFERENCIADORA DE HOMONIMIA.</text:p>
      <text:p text:style-name="P2">1.<text:tab/>Se asignaran valores a las letras del nombre o razón social de acuerdo a la tabla del Anexo 1.</text:p>
      <text:p text:style-name="P2">Ejemplo: </text:p>
      <text:p text:style-name="P2"/>
      <text:p text:style-name="P2">Gómez Díaz Emma</text:p>
      <text:p text:style-name="P2">G = 17<text:tab/><text:tab/>espacio = 00<text:tab/><text:tab/>espacio = 00</text:p>
      <text:p text:style-name="P2">O = 26 <text:s text:c="20"/>D = 14<text:tab/><text:tab/> <text:s text:c="8"/>E = 15</text:p>
      <text:p text:style-name="P2">M = 24<text:tab/> <text:s text:c="8"/>I<text:tab/> = 19<text:tab/><text:tab/> <text:s text:c="8"/>M = 24</text:p>
      <text:p text:style-name="P2">E = 15<text:tab/> <text:s text:c="8"/>A = 11 <text:s text:c="23"/>M = 24</text:p>
      <text:p text:style-name="P2">Z = 39 <text:s text:c="17"/>Z = 39 <text:s text:c="24"/>A = 11</text:p>
      <text:p text:style-name="P2"/>
      <text:p text:style-name="P2">NOTA: No se debe permitir caracteres especiales en el nombre, excepto el &amp;</text:p>
      <text:p text:style-name="P2">2.<text:tab/>Se ordenan los valores de la siguiente manera:</text:p>
      <text:p text:style-name="P2"><text:s text:c="2"/>G <text:s text:c="3"/>O <text:s text:c="2"/>M <text:s text:c="2"/>E <text:s text:c="2"/>Z <text:s text:c="8"/>D <text:s text:c="4"/>I <text:s text:c="2"/>A <text:s text:c="3"/>Z <text:s text:c="8"/>E <text:s text:c="2"/>M <text:s text:c="2"/>M <text:s/>A </text:p>
      <text:p text:style-name="P2">017 <text:s/>26 <text:s/>24 <text:s/>15 <text:s/>39 <text:s/>00 <text:s/>14 <text:s/>19 <text:s/>11 <text:s/>39 <text:s/>00 <text:s/>15 <text:s/>24 <text:s/>24 <text:s/>11</text:p>
      <text:p text:style-name="P2"/>
      <text:p text:style-name="P2">Se agrega un cero al valor de la primera letra para uniformar el criterio de los números a tomar de dos en dos.</text:p>
      <text:p text:style-name="P2"/>
      <text:p text:style-name="P2">3.<text:tab/>Se efectuaran las multiplicaciones de los números tomados de dos en dos para la posición de la pareja:</text:p>
      <text:p text:style-name="P2"/>
      <text:p text:style-name="P2"><text:soft-page-break/>01 * 1 = 1<text:tab/><text:tab/>90 * 0 = 0<text:tab/><text:tab/>90 * 0 = 0</text:p>
      <text:p text:style-name="P2">17 * 7 = 115<text:tab/><text:tab/>00 * 0 = 0<text:tab/> <text:s text:c="8"/>00 * 0 = 0</text:p>
      <text:p text:style-name="P2">72 * 2 = 144<text:tab/><text:tab/>01 * 1 = 1<text:tab/><text:tab/>01 * 1 = 1</text:p>
      <text:p text:style-name="P2">26 * 6 = 156<text:tab/><text:tab/> 14 * 4 = 56<text:tab/><text:tab/>15 * 5 = 75</text:p>
      <text:p text:style-name="P2">62 * 2 = 124<text:tab/><text:tab/> 41 * 1 = 41<text:tab/><text:tab/>52 * 2 = 104</text:p>
      <text:p text:style-name="P2">24 * 4 = 96<text:tab/><text:tab/> 19 * 9 = 171<text:tab/>24 * 4 = 96</text:p>
      <text:p text:style-name="P2">41 * 1 = 41<text:tab/><text:tab/> 91 * 1 = 91<text:tab/><text:tab/>42 * 2 = 54</text:p>
      <text:p text:style-name="P2">15 * 5 = 75<text:tab/><text:tab/> 11 * 1 = 11<text:tab/><text:tab/>24 * 4 = 96</text:p>
      <text:p text:style-name="P2">53 * 3 = 159<text:tab/><text:tab/> 13 * 3 = 39<text:tab/><text:tab/>41 * 1 = 41</text:p>
      <text:p text:style-name="P2">39 * 9 = 351<text:tab/><text:tab/> 39 * 9 = 351<text:tab/>11 * 1 = 11</text:p>
      <text:p text:style-name="P2"/>
      <text:p text:style-name="P2">4. <text:s/>Se suma el resultado de las multiplicaciones y del resultado obtenido, se tomaran las tres ultimas cifras y estas se dividen entre el factor 34, ejemplo:</text:p>
      <text:p text:style-name="P2"/>
      <text:p text:style-name="P2">El resultado de la suma de las multiplicaciones <text:s/>es: <text:s text:c="2"/></text:p>
      <text:p text:style-name="P12">2535</text:p>
      <text:p text:style-name="P2"><text:s text:c="28"/>15 <text:s text:c="4"/>cociente</text:p>
      <text:p text:style-name="P2"><text:s text:c="28"/><text:tab/>34| <text:s/>535</text:p>
      <text:p text:style-name="P12">195</text:p>
      <text:p text:style-name="P12">25<text:tab/>residuo </text:p>
      <text:p text:style-name="P2"/>
      <text:p text:style-name="P2"/>
      <text:p text:style-name="P2"/>
      <text:p text:style-name="P2">5. Con el cociente y el residuo se consulta la tabla del Anexo II y se asigna la homonimia.</text:p>
      <text:p text:style-name="P2">Obteniéndose:</text:p>
      <text:p text:style-name="P2">15 = G</text:p>
      <text:p text:style-name="P2">25 = R</text:p>
      <text:p text:style-name="P2">por lo tanto la homonimia será “ GR ” .</text:p>
      <text:p text:style-name="P2">R.F.C. CON HOMONIMIA : <text:s text:c="2"/>GODE561231GR</text:p>
      <text:p text:style-name="P2"/>
      <text:p text:style-name="P2"><text:s text:c="3"/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 N E X O <text:s/>I</text:p>
      <text:p text:style-name="P2"/>
      <text:p text:style-name="P2">TABLA PARA ASIGNAR VALORES A LOS CARACTERES QUE APARECEN EN EL NOMBRE AL QUE SE LE CALCULARA LA CLAVE DIFERENCIADORA DE HOMONIMO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4">Espacio = 00</text:p>
          </table:table-cell>
          <table:table-cell table:style-name="Tabla3.A1" office:value-type="string">
            <text:p text:style-name="P4">B = 12</text:p>
          </table:table-cell>
          <table:table-cell table:style-name="Tabla3.C1" office:value-type="string">
            <text:p text:style-name="P4">O = 26</text:p>
          </table:table-cell>
        </table:table-row>
        <table:table-row table:style-name="Tabla3.1">
          <table:table-cell table:style-name="Tabla3.A1" office:value-type="string">
            <text:p text:style-name="P7">0 = 00</text:p>
          </table:table-cell>
          <table:table-cell table:style-name="Tabla3.A1" office:value-type="string">
            <text:p text:style-name="P7">C = 13</text:p>
          </table:table-cell>
          <table:table-cell table:style-name="Tabla3.C1" office:value-type="string">
            <text:p text:style-name="P7">P =27</text:p>
          </table:table-cell>
        </table:table-row>
        <table:table-row table:style-name="Tabla3.1">
          <table:table-cell table:style-name="Tabla3.A1" office:value-type="string">
            <text:p text:style-name="P7">1 = 01</text:p>
          </table:table-cell>
          <table:table-cell table:style-name="Tabla3.A1" office:value-type="string">
            <text:p text:style-name="P7">D = 14</text:p>
          </table:table-cell>
          <table:table-cell table:style-name="Tabla3.C1" office:value-type="string">
            <text:p text:style-name="P4">Q = 28</text:p>
          </table:table-cell>
        </table:table-row>
        <table:table-row table:style-name="Tabla3.1">
          <table:table-cell table:style-name="Tabla3.A1" office:value-type="string">
            <text:p text:style-name="P4">2 = 02</text:p>
          </table:table-cell>
          <table:table-cell table:style-name="Tabla3.A1" office:value-type="string">
            <text:p text:style-name="P4">E = 15</text:p>
          </table:table-cell>
          <table:table-cell table:style-name="Tabla3.C1" office:value-type="string">
            <text:p text:style-name="P4">R = 29</text:p>
          </table:table-cell>
        </table:table-row>
        <table:table-row table:style-name="Tabla3.1">
          <table:table-cell table:style-name="Tabla3.A1" office:value-type="string">
            <text:p text:style-name="P7">3 = 03</text:p>
          </table:table-cell>
          <table:table-cell table:style-name="Tabla3.A1" office:value-type="string">
            <text:p text:style-name="P7">F = 16</text:p>
          </table:table-cell>
          <table:table-cell table:style-name="Tabla3.C1" office:value-type="string">
            <text:p text:style-name="P7">S = 32 </text:p>
          </table:table-cell>
        </table:table-row>
        <table:table-row table:style-name="Tabla3.1">
          <table:table-cell table:style-name="Tabla3.A1" office:value-type="string">
            <text:p text:style-name="P7">4 = 04</text:p>
          </table:table-cell>
          <table:table-cell table:style-name="Tabla3.A1" office:value-type="string">
            <text:p text:style-name="P7">G = 17</text:p>
          </table:table-cell>
          <table:table-cell table:style-name="Tabla3.C1" office:value-type="string">
            <text:p text:style-name="P4">T = 33</text:p>
          </table:table-cell>
        </table:table-row>
        <table:table-row table:style-name="Tabla3.1">
          <table:table-cell table:style-name="Tabla3.A1" office:value-type="string">
            <text:p text:style-name="P4">5 =05 </text:p>
          </table:table-cell>
          <table:table-cell table:style-name="Tabla3.A1" office:value-type="string">
            <text:p text:style-name="P4">H = 18</text:p>
          </table:table-cell>
          <table:table-cell table:style-name="Tabla3.C1" office:value-type="string">
            <text:p text:style-name="P4">U = 34</text:p>
          </table:table-cell>
        </table:table-row>
        <table:table-row table:style-name="Tabla3.1">
          <table:table-cell table:style-name="Tabla3.A1" office:value-type="string">
            <text:p text:style-name="P7">6 = 06</text:p>
          </table:table-cell>
          <table:table-cell table:style-name="Tabla3.A1" office:value-type="string">
            <text:p text:style-name="P7">I = 19</text:p>
          </table:table-cell>
          <table:table-cell table:style-name="Tabla3.C1" office:value-type="string">
            <text:p text:style-name="P7">V = 35 </text:p>
          </table:table-cell>
        </table:table-row>
        <table:table-row table:style-name="Tabla3.1">
          <table:table-cell table:style-name="Tabla3.A1" office:value-type="string">
            <text:p text:style-name="P7">7 = 07</text:p>
          </table:table-cell>
          <table:table-cell table:style-name="Tabla3.A1" office:value-type="string">
            <text:p text:style-name="P7">J = 21</text:p>
          </table:table-cell>
          <table:table-cell table:style-name="Tabla3.C1" office:value-type="string">
            <text:p text:style-name="P7">W = 36</text:p>
          </table:table-cell>
        </table:table-row>
        <table:table-row table:style-name="Tabla3.1">
          <table:table-cell table:style-name="Tabla3.A1" office:value-type="string">
            <text:p text:style-name="P7">8 = 08 </text:p>
          </table:table-cell>
          <table:table-cell table:style-name="Tabla3.A1" office:value-type="string">
            <text:p text:style-name="P7">K = 22</text:p>
          </table:table-cell>
          <table:table-cell table:style-name="Tabla3.C1" office:value-type="string">
            <text:p text:style-name="P7">X = 37</text:p>
          </table:table-cell>
        </table:table-row>
        <table:table-row table:style-name="Tabla3.1">
          <table:table-cell table:style-name="Tabla3.A1" office:value-type="string">
            <text:p text:style-name="P4">9 = 09 </text:p>
          </table:table-cell>
          <table:table-cell table:style-name="Tabla3.A1" office:value-type="string">
            <text:p text:style-name="P4">L = 23 </text:p>
          </table:table-cell>
          <table:table-cell table:style-name="Tabla3.C1" office:value-type="string">
            <text:p text:style-name="P4">Y = 38</text:p>
          </table:table-cell>
        </table:table-row>
        <table:table-row table:style-name="Tabla3.1">
          <table:table-cell table:style-name="Tabla3.A1" office:value-type="string">
            <text:p text:style-name="P4">&amp; = 10</text:p>
          </table:table-cell>
          <table:table-cell table:style-name="Tabla3.A1" office:value-type="string">
            <text:p text:style-name="P4">M = 24</text:p>
          </table:table-cell>
          <table:table-cell table:style-name="Tabla3.C1" office:value-type="string">
            <text:p text:style-name="P4">Z = 39</text:p>
          </table:table-cell>
        </table:table-row>
        <table:table-row table:style-name="Tabla3.1">
          <table:table-cell table:style-name="Tabla3.A1" office:value-type="string">
            <text:p text:style-name="P4">A = 11</text:p>
          </table:table-cell>
          <table:table-cell table:style-name="Tabla3.A1" office:value-type="string">
            <text:p text:style-name="P4">N = 25</text:p>
          </table:table-cell>
          <table:table-cell table:style-name="Tabla3.C1" office:value-type="string">
            <text:p text:style-name="P4">Ñ = 40</text:p>
          </table:table-cell>
        </table:table-row>
      </table:table>
      <text:p text:style-name="P2"><text:s text:c="3"/></text:p>
      <text:p text:style-name="P2"><text:s text:c="16"/></text:p>
      <text:p text:style-name="P2"/>
      <text:p text:style-name="P2"/>
      <text:p text:style-name="P2">A N E X O <text:s/>I I</text:p>
      <text:p text:style-name="P2">TABLA DE VALORES QUE SE ASIGNAN A LA CLAVE DIFERENCIADORA DE HOMONIMIO EN BASE AL COEFICIENTE Y AL RESIDUO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>0 = 1</text:p>
          </table:table-cell>
          <table:table-cell table:style-name="Tabla4.B1" office:value-type="string">
            <text:p text:style-name="P7">17 = I</text:p>
          </table:table-cell>
        </table:table-row>
        <table:table-row table:style-name="Tabla4.1">
          <table:table-cell table:style-name="Tabla4.A1" office:value-type="string">
            <text:p text:style-name="P7">1 = 2</text:p>
          </table:table-cell>
          <table:table-cell table:style-name="Tabla4.B1" office:value-type="string">
            <text:p text:style-name="P7">18 = J </text:p>
          </table:table-cell>
        </table:table-row>
        <table:table-row table:style-name="Tabla4.1">
          <table:table-cell table:style-name="Tabla4.A1" office:value-type="string">
            <text:p text:style-name="P7">2 = 3 </text:p>
          </table:table-cell>
          <table:table-cell table:style-name="Tabla4.B1" office:value-type="string">
            <text:p text:style-name="P7">19 = K</text:p>
          </table:table-cell>
        </table:table-row>
        <table:table-row table:style-name="Tabla4.1">
          <table:table-cell table:style-name="Tabla4.A1" office:value-type="string">
            <text:p text:style-name="P4">3 = 4</text:p>
          </table:table-cell>
          <table:table-cell table:style-name="Tabla4.B1" office:value-type="string">
            <text:p text:style-name="P4">20 = L</text:p>
          </table:table-cell>
        </table:table-row>
        <table:table-row table:style-name="Tabla4.1">
          <table:table-cell table:style-name="Tabla4.A1" office:value-type="string">
            <text:p text:style-name="P4">4 = 5 </text:p>
          </table:table-cell>
          <table:table-cell table:style-name="Tabla4.B1" office:value-type="string">
            <text:p text:style-name="P4">21 = M</text:p>
          </table:table-cell>
        </table:table-row>
        <table:table-row table:style-name="Tabla4.1">
          <table:table-cell table:style-name="Tabla4.A1" office:value-type="string">
            <text:p text:style-name="P4">5 = 6 </text:p>
          </table:table-cell>
          <table:table-cell table:style-name="Tabla4.B1" office:value-type="string">
            <text:p text:style-name="P4">22 = N</text:p>
          </table:table-cell>
        </table:table-row>
        <table:table-row table:style-name="Tabla4.1">
          <table:table-cell table:style-name="Tabla4.A1" office:value-type="string">
            <text:p text:style-name="P4">6 = 7</text:p>
          </table:table-cell>
          <table:table-cell table:style-name="Tabla4.B1" office:value-type="string">
            <text:p text:style-name="P4">23 = P</text:p>
          </table:table-cell>
        </table:table-row>
        <table:table-row table:style-name="Tabla4.1">
          <table:table-cell table:style-name="Tabla4.A1" office:value-type="string">
            <text:p text:style-name="P4">7 = 8 </text:p>
          </table:table-cell>
          <table:table-cell table:style-name="Tabla4.B1" office:value-type="string">
            <text:p text:style-name="P4">24 = Q</text:p>
          </table:table-cell>
        </table:table-row>
        <table:table-row table:style-name="Tabla4.1">
          <table:table-cell table:style-name="Tabla4.A1" office:value-type="string">
            <text:p text:style-name="P7">8 = 9</text:p>
          </table:table-cell>
          <table:table-cell table:style-name="Tabla4.B1" office:value-type="string">
            <text:p text:style-name="P7">25 = R</text:p>
          </table:table-cell>
        </table:table-row>
        <table:table-row table:style-name="Tabla4.1">
          <table:table-cell table:style-name="Tabla4.A1" office:value-type="string">
            <text:p text:style-name="P7">9 = A</text:p>
          </table:table-cell>
          <table:table-cell table:style-name="Tabla4.B1" office:value-type="string">
            <text:p text:style-name="P7">26 = S</text:p>
          </table:table-cell>
        </table:table-row>
        <table:table-row table:style-name="Tabla4.1">
          <table:table-cell table:style-name="Tabla4.A1" office:value-type="string">
            <text:p text:style-name="P7">10 = B</text:p>
          </table:table-cell>
          <table:table-cell table:style-name="Tabla4.B1" office:value-type="string">
            <text:p text:style-name="P7">27 = T</text:p>
          </table:table-cell>
        </table:table-row>
        <table:table-row table:style-name="Tabla4.1">
          <table:table-cell table:style-name="Tabla4.A1" office:value-type="string">
            <text:p text:style-name="P7">11 = C</text:p>
          </table:table-cell>
          <table:table-cell table:style-name="Tabla4.B1" office:value-type="string">
            <text:p text:style-name="P4">28 = U</text:p>
          </table:table-cell>
        </table:table-row>
        <text:soft-page-break/>
        <table:table-row table:style-name="Tabla4.1">
          <table:table-cell table:style-name="Tabla4.A1" office:value-type="string">
            <text:p text:style-name="P4">12 = D</text:p>
          </table:table-cell>
          <table:table-cell table:style-name="Tabla4.B1" office:value-type="string">
            <text:p text:style-name="P4">29 = V</text:p>
          </table:table-cell>
        </table:table-row>
        <table:table-row table:style-name="Tabla4.1">
          <table:table-cell table:style-name="Tabla4.A1" office:value-type="string">
            <text:p text:style-name="P4">13 = E</text:p>
          </table:table-cell>
          <table:table-cell table:style-name="Tabla4.B1" office:value-type="string">
            <text:p text:style-name="P4">30 = W</text:p>
          </table:table-cell>
        </table:table-row>
        <table:table-row table:style-name="Tabla4.1">
          <table:table-cell table:style-name="Tabla4.A1" office:value-type="string">
            <text:p text:style-name="P4">14 = F</text:p>
          </table:table-cell>
          <table:table-cell table:style-name="Tabla4.B1" office:value-type="string">
            <text:p text:style-name="P4">31 = X</text:p>
          </table:table-cell>
        </table:table-row>
        <table:table-row table:style-name="Tabla4.1">
          <table:table-cell table:style-name="Tabla4.A1" office:value-type="string">
            <text:p text:style-name="P4">15 = G</text:p>
          </table:table-cell>
          <table:table-cell table:style-name="Tabla4.B1" office:value-type="string">
            <text:p text:style-name="P4">32 = Y </text:p>
          </table:table-cell>
        </table:table-row>
        <table:table-row table:style-name="Tabla4.1">
          <table:table-cell table:style-name="Tabla4.A1" office:value-type="string">
            <text:p text:style-name="P4">16 = H</text:p>
          </table:table-cell>
          <table:table-cell table:style-name="Tabla4.B1" office:value-type="string">
            <text:p text:style-name="P4">33 = Z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6">A N E X O <text:s/>I I I</text:p>
      <text:p text:style-name="P2">TABLA DE VALORES PARA LO GENERACIÓN DEL CÓDIGO VERIFICADOR DEL REGISTRO FEDERAL DE CONTRIBUYENTES.</text:p>
      <table:table table:name="Tabla5" table:style-name="Tabla5">
        <table:table-column table:style-name="Tabla5.A" table:number-columns-repeated="2"/>
        <table:table-column table:style-name="Tabla5.C" table:number-columns-repeated="3"/>
        <table:table-column table:style-name="Tabla5.F"/>
        <table:table-row table:style-name="Tabla5.1">
          <table:table-cell table:style-name="Tabla5.A1" office:value-type="string">
            <text:p text:style-name="P4">CARACTER</text:p>
          </table:table-cell>
          <table:table-cell table:style-name="Tabla5.A1" office:value-type="string">
            <text:p text:style-name="P4">VALOR</text:p>
          </table:table-cell>
          <table:table-cell table:style-name="Tabla5.A1" office:value-type="string">
            <text:p text:style-name="P4">CARACTER</text:p>
          </table:table-cell>
          <table:table-cell table:style-name="Tabla5.A1" office:value-type="string">
            <text:p text:style-name="P4">VALOR</text:p>
          </table:table-cell>
          <table:table-cell table:style-name="Tabla5.A1" office:value-type="string">
            <text:p text:style-name="P4">CARCTER</text:p>
          </table:table-cell>
          <table:table-cell table:style-name="Tabla5.F1" office:value-type="string">
            <text:p text:style-name="P4">VALOR</text:p>
          </table:table-cell>
        </table:table-row>
        <table:table-row table:style-name="Tabla5.1">
          <table:table-cell table:style-name="Tabla5.A1" office:value-type="string">
            <text:p text:style-name="P4">0</text:p>
          </table:table-cell>
          <table:table-cell table:style-name="Tabla5.A1" office:value-type="string">
            <text:p text:style-name="P4">00</text:p>
          </table:table-cell>
          <table:table-cell table:style-name="Tabla5.A1" office:value-type="string">
            <text:p text:style-name="P4">D</text:p>
          </table:table-cell>
          <table:table-cell table:style-name="Tabla5.A1" office:value-type="string">
            <text:p text:style-name="P4">13</text:p>
          </table:table-cell>
          <table:table-cell table:style-name="Tabla5.A1" office:value-type="string">
            <text:p text:style-name="P4">P</text:p>
          </table:table-cell>
          <table:table-cell table:style-name="Tabla5.F1" office:value-type="string">
            <text:p text:style-name="P4">26</text:p>
          </table:table-cell>
        </table:table-row>
        <table:table-row table:style-name="Tabla5.1">
          <table:table-cell table:style-name="Tabla5.A1" office:value-type="string">
            <text:p text:style-name="P4">1</text:p>
          </table:table-cell>
          <table:table-cell table:style-name="Tabla5.A1" office:value-type="string">
            <text:p text:style-name="P4">01</text:p>
          </table:table-cell>
          <table:table-cell table:style-name="Tabla5.A1" office:value-type="string">
            <text:p text:style-name="P4">E</text:p>
          </table:table-cell>
          <table:table-cell table:style-name="Tabla5.A1" office:value-type="string">
            <text:p text:style-name="P7">14</text:p>
          </table:table-cell>
          <table:table-cell table:style-name="Tabla5.A1" office:value-type="string">
            <text:p text:style-name="P7">Q</text:p>
          </table:table-cell>
          <table:table-cell table:style-name="Tabla5.F1" office:value-type="string">
            <text:p text:style-name="P7">27</text:p>
          </table:table-cell>
        </table:table-row>
        <table:table-row table:style-name="Tabla5.1">
          <table:table-cell table:style-name="Tabla5.A1" office:value-type="string">
            <text:p text:style-name="P7">2</text:p>
          </table:table-cell>
          <table:table-cell table:style-name="Tabla5.A1" office:value-type="string">
            <text:p text:style-name="P7">02</text:p>
          </table:table-cell>
          <table:table-cell table:style-name="Tabla5.A1" office:value-type="string">
            <text:p text:style-name="P7">F</text:p>
          </table:table-cell>
          <table:table-cell table:style-name="Tabla5.A1" office:value-type="string">
            <text:p text:style-name="P7">15</text:p>
          </table:table-cell>
          <table:table-cell table:style-name="Tabla5.A1" office:value-type="string">
            <text:p text:style-name="P7">R</text:p>
          </table:table-cell>
          <table:table-cell table:style-name="Tabla5.F1" office:value-type="string">
            <text:p text:style-name="P7">28</text:p>
          </table:table-cell>
        </table:table-row>
        <table:table-row table:style-name="Tabla5.1">
          <table:table-cell table:style-name="Tabla5.A1" office:value-type="string">
            <text:p text:style-name="P7">3</text:p>
          </table:table-cell>
          <table:table-cell table:style-name="Tabla5.A1" office:value-type="string">
            <text:p text:style-name="P7">03</text:p>
          </table:table-cell>
          <table:table-cell table:style-name="Tabla5.A1" office:value-type="string">
            <text:p text:style-name="P7">G</text:p>
          </table:table-cell>
          <table:table-cell table:style-name="Tabla5.A1" office:value-type="string">
            <text:p text:style-name="P7">16</text:p>
          </table:table-cell>
          <table:table-cell table:style-name="Tabla5.A1" office:value-type="string">
            <text:p text:style-name="P7">S</text:p>
          </table:table-cell>
          <table:table-cell table:style-name="Tabla5.F1" office:value-type="string">
            <text:p text:style-name="P7">29</text:p>
          </table:table-cell>
        </table:table-row>
        <table:table-row table:style-name="Tabla5.1">
          <table:table-cell table:style-name="Tabla5.A1" office:value-type="string">
            <text:p text:style-name="P7">4</text:p>
          </table:table-cell>
          <table:table-cell table:style-name="Tabla5.A1" office:value-type="string">
            <text:p text:style-name="P7">04</text:p>
          </table:table-cell>
          <table:table-cell table:style-name="Tabla5.A1" office:value-type="string">
            <text:p text:style-name="P7">H</text:p>
          </table:table-cell>
          <table:table-cell table:style-name="Tabla5.A1" office:value-type="string">
            <text:p text:style-name="P7">17</text:p>
          </table:table-cell>
          <table:table-cell table:style-name="Tabla5.A1" office:value-type="string">
            <text:p text:style-name="P7">T</text:p>
          </table:table-cell>
          <table:table-cell table:style-name="Tabla5.F1" office:value-type="string">
            <text:p text:style-name="P7">30</text:p>
          </table:table-cell>
        </table:table-row>
        <table:table-row table:style-name="Tabla5.1">
          <table:table-cell table:style-name="Tabla5.A1" office:value-type="string">
            <text:p text:style-name="P7">5</text:p>
          </table:table-cell>
          <table:table-cell table:style-name="Tabla5.A1" office:value-type="string">
            <text:p text:style-name="P7">05</text:p>
          </table:table-cell>
          <table:table-cell table:style-name="Tabla5.A1" office:value-type="string">
            <text:p text:style-name="P7">I</text:p>
          </table:table-cell>
          <table:table-cell table:style-name="Tabla5.A1" office:value-type="string">
            <text:p text:style-name="P7">18</text:p>
          </table:table-cell>
          <table:table-cell table:style-name="Tabla5.A1" office:value-type="string">
            <text:p text:style-name="P7">U</text:p>
          </table:table-cell>
          <table:table-cell table:style-name="Tabla5.F1" office:value-type="string">
            <text:p text:style-name="P7">31</text:p>
          </table:table-cell>
        </table:table-row>
        <table:table-row table:style-name="Tabla5.1">
          <table:table-cell table:style-name="Tabla5.A1" office:value-type="string">
            <text:p text:style-name="P7">6</text:p>
          </table:table-cell>
          <table:table-cell table:style-name="Tabla5.A1" office:value-type="string">
            <text:p text:style-name="P7">06</text:p>
          </table:table-cell>
          <table:table-cell table:style-name="Tabla5.A1" office:value-type="string">
            <text:p text:style-name="P7">J</text:p>
          </table:table-cell>
          <table:table-cell table:style-name="Tabla5.A1" office:value-type="string">
            <text:p text:style-name="P7">19</text:p>
          </table:table-cell>
          <table:table-cell table:style-name="Tabla5.A1" office:value-type="string">
            <text:p text:style-name="P7">V</text:p>
          </table:table-cell>
          <table:table-cell table:style-name="Tabla5.F1" office:value-type="string">
            <text:p text:style-name="P7">32</text:p>
          </table:table-cell>
        </table:table-row>
        <table:table-row table:style-name="Tabla5.1">
          <table:table-cell table:style-name="Tabla5.A1" office:value-type="string">
            <text:p text:style-name="P7">7</text:p>
          </table:table-cell>
          <table:table-cell table:style-name="Tabla5.A1" office:value-type="string">
            <text:p text:style-name="P7">07</text:p>
          </table:table-cell>
          <table:table-cell table:style-name="Tabla5.A1" office:value-type="string">
            <text:p text:style-name="P7">K</text:p>
          </table:table-cell>
          <table:table-cell table:style-name="Tabla5.A1" office:value-type="string">
            <text:p text:style-name="P7">20</text:p>
          </table:table-cell>
          <table:table-cell table:style-name="Tabla5.A1" office:value-type="string">
            <text:p text:style-name="P7">W</text:p>
          </table:table-cell>
          <table:table-cell table:style-name="Tabla5.F1" office:value-type="string">
            <text:p text:style-name="P7">33</text:p>
          </table:table-cell>
        </table:table-row>
        <table:table-row table:style-name="Tabla5.1">
          <table:table-cell table:style-name="Tabla5.A1" office:value-type="string">
            <text:p text:style-name="P7">8</text:p>
          </table:table-cell>
          <table:table-cell table:style-name="Tabla5.A1" office:value-type="string">
            <text:p text:style-name="P7">08</text:p>
          </table:table-cell>
          <table:table-cell table:style-name="Tabla5.A1" office:value-type="string">
            <text:p text:style-name="P7">L</text:p>
          </table:table-cell>
          <table:table-cell table:style-name="Tabla5.A1" office:value-type="string">
            <text:p text:style-name="P7">21</text:p>
          </table:table-cell>
          <table:table-cell table:style-name="Tabla5.A1" office:value-type="string">
            <text:p text:style-name="P7">X</text:p>
          </table:table-cell>
          <table:table-cell table:style-name="Tabla5.F1" office:value-type="string">
            <text:p text:style-name="P7">34</text:p>
          </table:table-cell>
        </table:table-row>
        <table:table-row table:style-name="Tabla5.1">
          <table:table-cell table:style-name="Tabla5.A1" office:value-type="string">
            <text:p text:style-name="P7">9</text:p>
          </table:table-cell>
          <table:table-cell table:style-name="Tabla5.A1" office:value-type="string">
            <text:p text:style-name="P7">09</text:p>
          </table:table-cell>
          <table:table-cell table:style-name="Tabla5.A1" office:value-type="string">
            <text:p text:style-name="P7">M</text:p>
          </table:table-cell>
          <table:table-cell table:style-name="Tabla5.A1" office:value-type="string">
            <text:p text:style-name="P4">22</text:p>
          </table:table-cell>
          <table:table-cell table:style-name="Tabla5.A1" office:value-type="string">
            <text:p text:style-name="P4">Y</text:p>
          </table:table-cell>
          <table:table-cell table:style-name="Tabla5.F1" office:value-type="string">
            <text:p text:style-name="P4">35</text:p>
          </table:table-cell>
        </table:table-row>
        <table:table-row table:style-name="Tabla5.1">
          <table:table-cell table:style-name="Tabla5.A1" office:value-type="string">
            <text:p text:style-name="P4">A</text:p>
          </table:table-cell>
          <table:table-cell table:style-name="Tabla5.A1" office:value-type="string">
            <text:p text:style-name="P4">10</text:p>
          </table:table-cell>
          <table:table-cell table:style-name="Tabla5.A1" office:value-type="string">
            <text:p text:style-name="P4">N</text:p>
          </table:table-cell>
          <table:table-cell table:style-name="Tabla5.A1" office:value-type="string">
            <text:p text:style-name="P4">23</text:p>
          </table:table-cell>
          <table:table-cell table:style-name="Tabla5.A1" office:value-type="string">
            <text:p text:style-name="P4">Z</text:p>
          </table:table-cell>
          <table:table-cell table:style-name="Tabla5.F1" office:value-type="string">
            <text:p text:style-name="P4">36</text:p>
          </table:table-cell>
        </table:table-row>
        <table:table-row table:style-name="Tabla5.1">
          <table:table-cell table:style-name="Tabla5.A1" office:value-type="string">
            <text:p text:style-name="P4">B</text:p>
          </table:table-cell>
          <table:table-cell table:style-name="Tabla5.A1" office:value-type="string">
            <text:p text:style-name="P4">11</text:p>
          </table:table-cell>
          <table:table-cell table:style-name="Tabla5.A1" office:value-type="string">
            <text:p text:style-name="P4">&amp;</text:p>
          </table:table-cell>
          <table:table-cell table:style-name="Tabla5.A1" office:value-type="string">
            <text:p text:style-name="P4">24</text:p>
          </table:table-cell>
          <table:table-cell table:style-name="Tabla5.A1" office:value-type="string">
            <text:p text:style-name="P4">BLANCO</text:p>
          </table:table-cell>
          <table:table-cell table:style-name="Tabla5.F1" office:value-type="string">
            <text:p text:style-name="P4">37</text:p>
          </table:table-cell>
        </table:table-row>
        <table:table-row table:style-name="Tabla5.1">
          <table:table-cell table:style-name="Tabla5.A1" office:value-type="string">
            <text:p text:style-name="P4">C</text:p>
          </table:table-cell>
          <table:table-cell table:style-name="Tabla5.A1" office:value-type="string">
            <text:p text:style-name="P4">12</text:p>
          </table:table-cell>
          <table:table-cell table:style-name="Tabla5.A1" office:value-type="string">
            <text:p text:style-name="P4">O</text:p>
          </table:table-cell>
          <table:table-cell table:style-name="Tabla5.A1" office:value-type="string">
            <text:p text:style-name="P4">25</text:p>
          </table:table-cell>
          <table:table-cell table:style-name="Tabla5.A1" office:value-type="string">
            <text:p text:style-name="P4">Ñ</text:p>
          </table:table-cell>
          <table:table-cell table:style-name="Tabla5.F1" office:value-type="string">
            <text:p text:style-name="P4">38</text:p>
          </table:table-cell>
        </table:table-row>
      </table:table>
      <text:p text:style-name="P2"/>
      <text:p text:style-name="P2">TODOS LOS CARACTERES QUE NO SE ENCUNTREN EN ESTA TABLA SE LES ASIGNARA UN VALOR DE “ 00 “.</text:p>
      <text:p text:style-name="P2"/>
      <text:p text:style-name="P2">ANEXO IV</text:p>
      <text:p text:style-name="P2">LISTA COMPLETA DE PALABRAS INCONVENIENTES CON SUS PALABRAS CORRECTAS</text:p>
      <table:table table:name="Tabla6" table:style-name="Tabla6">
        <table:table-column table:style-name="Tabla6.A" table:number-columns-repeated="3"/>
        <table:table-column table:style-name="Tabla6.D"/>
        <table:table-row table:style-name="Tabla6.1">
          <table:table-cell table:style-name="Tabla6.A1" office:value-type="string">
            <text:p text:style-name="P4">PALABRAS INCONVENIENTES</text:p>
          </table:table-cell>
          <table:table-cell table:style-name="Tabla6.A1" office:value-type="string">
            <text:p text:style-name="P4">PALABRA CORRECTA</text:p>
          </table:table-cell>
          <table:table-cell table:style-name="Tabla6.A1" office:value-type="string">
            <text:p text:style-name="P4">PALABRAS INCONVENIENTES</text:p>
          </table:table-cell>
          <table:table-cell table:style-name="Tabla6.D1" office:value-type="string">
            <text:p text:style-name="P4">PALABRA CORRECTA</text:p>
          </table:table-cell>
        </table:table-row>
        <table:table-row table:style-name="Tabla6.1">
          <table:table-cell table:style-name="Tabla6.A1" office:value-type="string">
            <text:p text:style-name="P4">BUEI</text:p>
          </table:table-cell>
          <table:table-cell table:style-name="Tabla6.A1" office:value-type="string">
            <text:p text:style-name="P4">BUEX</text:p>
          </table:table-cell>
          <table:table-cell table:style-name="Tabla6.A1" office:value-type="string">
            <text:p text:style-name="P4">BUEY</text:p>
          </table:table-cell>
          <table:table-cell table:style-name="Tabla6.D1" office:value-type="string">
            <text:p text:style-name="P4">BUEX</text:p>
          </table:table-cell>
        </table:table-row>
        <table:table-row table:style-name="Tabla6.1">
          <table:table-cell table:style-name="Tabla6.A1" office:value-type="string">
            <text:p text:style-name="P4">CACA</text:p>
          </table:table-cell>
          <table:table-cell table:style-name="Tabla6.A1" office:value-type="string">
            <text:p text:style-name="P4">CACX</text:p>
          </table:table-cell>
          <table:table-cell table:style-name="Tabla6.A1" office:value-type="string">
            <text:p text:style-name="P4">CACO</text:p>
          </table:table-cell>
          <table:table-cell table:style-name="Tabla6.D1" office:value-type="string">
            <text:p text:style-name="P4">CACX</text:p>
          </table:table-cell>
        </table:table-row>
        <table:table-row table:style-name="Tabla6.1">
          <table:table-cell table:style-name="Tabla6.A1" office:value-type="string">
            <text:p text:style-name="P4">CAGA</text:p>
          </table:table-cell>
          <table:table-cell table:style-name="Tabla6.A1" office:value-type="string">
            <text:p text:style-name="P7">CAGX</text:p>
          </table:table-cell>
          <table:table-cell table:style-name="Tabla6.A1" office:value-type="string">
            <text:p text:style-name="P7">CAGO</text:p>
          </table:table-cell>
          <table:table-cell table:style-name="Tabla6.D1" office:value-type="string">
            <text:p text:style-name="P7">CAGX</text:p>
          </table:table-cell>
        </table:table-row>
        <table:table-row table:style-name="Tabla6.1">
          <table:table-cell table:style-name="Tabla6.A1" office:value-type="string">
            <text:p text:style-name="P7">CAKA</text:p>
          </table:table-cell>
          <table:table-cell table:style-name="Tabla6.A1" office:value-type="string">
            <text:p text:style-name="P7">CAKX</text:p>
          </table:table-cell>
          <table:table-cell table:style-name="Tabla6.A1" office:value-type="string">
            <text:p text:style-name="P7">CAKO</text:p>
          </table:table-cell>
          <table:table-cell table:style-name="Tabla6.D1" office:value-type="string">
            <text:p text:style-name="P4">CAKX</text:p>
          </table:table-cell>
        </table:table-row>
        <table:table-row table:style-name="Tabla6.1">
          <table:table-cell table:style-name="Tabla6.A1" office:value-type="string">
            <text:p text:style-name="P4">COGE</text:p>
          </table:table-cell>
          <table:table-cell table:style-name="Tabla6.A1" office:value-type="string">
            <text:p text:style-name="P4">COGX</text:p>
          </table:table-cell>
          <table:table-cell table:style-name="Tabla6.A1" office:value-type="string">
            <text:p text:style-name="P4">COJA</text:p>
          </table:table-cell>
          <table:table-cell table:style-name="Tabla6.D1" office:value-type="string">
            <text:p text:style-name="P4">COJX</text:p>
          </table:table-cell>
        </table:table-row>
        <table:table-row table:style-name="Tabla6.1">
          <table:table-cell table:style-name="Tabla6.A1" office:value-type="string">
            <text:p text:style-name="P4">COJE</text:p>
          </table:table-cell>
          <table:table-cell table:style-name="Tabla6.A1" office:value-type="string">
            <text:p text:style-name="P4">COJX</text:p>
          </table:table-cell>
          <table:table-cell table:style-name="Tabla6.A1" office:value-type="string">
            <text:p text:style-name="P4">COJI</text:p>
          </table:table-cell>
          <table:table-cell table:style-name="Tabla6.D1" office:value-type="string">
            <text:p text:style-name="P4">COJX</text:p>
          </table:table-cell>
        </table:table-row>
        <table:table-row table:style-name="Tabla6.1">
          <table:table-cell table:style-name="Tabla6.A1" office:value-type="string">
            <text:p text:style-name="P4">COJO</text:p>
          </table:table-cell>
          <table:table-cell table:style-name="Tabla6.A1" office:value-type="string">
            <text:p text:style-name="P4">COJX</text:p>
          </table:table-cell>
          <table:table-cell table:style-name="Tabla6.A1" office:value-type="string">
            <text:p text:style-name="P4">CULO</text:p>
          </table:table-cell>
          <table:table-cell table:style-name="Tabla6.D1" office:value-type="string">
            <text:p text:style-name="P4">CULX</text:p>
          </table:table-cell>
        </table:table-row>
        <table:table-row table:style-name="Tabla6.1">
          <table:table-cell table:style-name="Tabla6.A1" office:value-type="string">
            <text:p text:style-name="P7">FETO</text:p>
          </table:table-cell>
          <table:table-cell table:style-name="Tabla6.A1" office:value-type="string">
            <text:p text:style-name="P7">FETX</text:p>
          </table:table-cell>
          <table:table-cell table:style-name="Tabla6.A1" office:value-type="string">
            <text:p text:style-name="P7">GUEY</text:p>
          </table:table-cell>
          <table:table-cell table:style-name="Tabla6.D1" office:value-type="string">
            <text:p text:style-name="P7">GUEX</text:p>
          </table:table-cell>
        </table:table-row>
        <text:soft-page-break/>
        <table:table-row table:style-name="Tabla6.1">
          <table:table-cell table:style-name="Tabla6.A1" office:value-type="string">
            <text:p text:style-name="P7">JOTO</text:p>
          </table:table-cell>
          <table:table-cell table:style-name="Tabla6.A1" office:value-type="string">
            <text:p text:style-name="P7">JOTX</text:p>
          </table:table-cell>
          <table:table-cell table:style-name="Tabla6.A1" office:value-type="string">
            <text:p text:style-name="P4">KACA</text:p>
          </table:table-cell>
          <table:table-cell table:style-name="Tabla6.D1" office:value-type="string">
            <text:p text:style-name="P4">KACX</text:p>
          </table:table-cell>
        </table:table-row>
        <table:table-row table:style-name="Tabla6.1">
          <table:table-cell table:style-name="Tabla6.A1" office:value-type="string">
            <text:p text:style-name="P4">KACO</text:p>
          </table:table-cell>
          <table:table-cell table:style-name="Tabla6.A1" office:value-type="string">
            <text:p text:style-name="P7">KACX</text:p>
          </table:table-cell>
          <table:table-cell table:style-name="Tabla6.A1" office:value-type="string">
            <text:p text:style-name="P7">KAGA</text:p>
          </table:table-cell>
          <table:table-cell table:style-name="Tabla6.D1" office:value-type="string">
            <text:p text:style-name="P7">KAGX</text:p>
          </table:table-cell>
        </table:table-row>
        <table:table-row table:style-name="Tabla6.1">
          <table:table-cell table:style-name="Tabla6.A1" office:value-type="string">
            <text:p text:style-name="P7">KAGO</text:p>
          </table:table-cell>
          <table:table-cell table:style-name="Tabla6.A1" office:value-type="string">
            <text:p text:style-name="P7">KAGX</text:p>
          </table:table-cell>
          <table:table-cell table:style-name="Tabla6.A1" office:value-type="string">
            <text:p text:style-name="P7">KOGE</text:p>
          </table:table-cell>
          <table:table-cell table:style-name="Tabla6.D1" office:value-type="string">
            <text:p text:style-name="P7">KOGX</text:p>
          </table:table-cell>
        </table:table-row>
        <table:table-row table:style-name="Tabla6.1">
          <table:table-cell table:style-name="Tabla6.A1" office:value-type="string">
            <text:p text:style-name="P7">KOJO</text:p>
          </table:table-cell>
          <table:table-cell table:style-name="Tabla6.A1" office:value-type="string">
            <text:p text:style-name="P7">KOJX</text:p>
          </table:table-cell>
          <table:table-cell table:style-name="Tabla6.A1" office:value-type="string">
            <text:p text:style-name="P7">KAKA</text:p>
          </table:table-cell>
          <table:table-cell table:style-name="Tabla6.D1" office:value-type="string">
            <text:p text:style-name="P7">KAKX</text:p>
          </table:table-cell>
        </table:table-row>
        <table:table-row table:style-name="Tabla6.1">
          <table:table-cell table:style-name="Tabla6.A1" office:value-type="string">
            <text:p text:style-name="P4">KULO</text:p>
          </table:table-cell>
          <table:table-cell table:style-name="Tabla6.A1" office:value-type="string">
            <text:p text:style-name="P4">KULX</text:p>
          </table:table-cell>
          <table:table-cell table:style-name="Tabla6.A1" office:value-type="string">
            <text:p text:style-name="P4">MAME</text:p>
          </table:table-cell>
          <table:table-cell table:style-name="Tabla6.D1" office:value-type="string">
            <text:p text:style-name="P4">MAMX</text:p>
          </table:table-cell>
        </table:table-row>
        <table:table-row table:style-name="Tabla6.1">
          <table:table-cell table:style-name="Tabla6.A1" office:value-type="string">
            <text:p text:style-name="P4">MAMO</text:p>
          </table:table-cell>
          <table:table-cell table:style-name="Tabla6.A1" office:value-type="string">
            <text:p text:style-name="P4">MAMX</text:p>
          </table:table-cell>
          <table:table-cell table:style-name="Tabla6.A1" office:value-type="string">
            <text:p text:style-name="P7">MEAR</text:p>
          </table:table-cell>
          <table:table-cell table:style-name="Tabla6.D1" office:value-type="string">
            <text:p text:style-name="P7">MEAX</text:p>
          </table:table-cell>
        </table:table-row>
        <table:table-row table:style-name="Tabla6.1">
          <table:table-cell table:style-name="Tabla6.A1" office:value-type="string">
            <text:p text:style-name="P7">MEAS</text:p>
          </table:table-cell>
          <table:table-cell table:style-name="Tabla6.A1" office:value-type="string">
            <text:p text:style-name="P7">MEAX</text:p>
          </table:table-cell>
          <table:table-cell table:style-name="Tabla6.A1" office:value-type="string">
            <text:p text:style-name="P7">MEON</text:p>
          </table:table-cell>
          <table:table-cell table:style-name="Tabla6.D1" office:value-type="string">
            <text:p text:style-name="P7">MEOX</text:p>
          </table:table-cell>
        </table:table-row>
        <table:table-row table:style-name="Tabla6.1">
          <table:table-cell table:style-name="Tabla6.A1" office:value-type="string">
            <text:p text:style-name="P4">MION</text:p>
          </table:table-cell>
          <table:table-cell table:style-name="Tabla6.A1" office:value-type="string">
            <text:p text:style-name="P4">MIOX</text:p>
          </table:table-cell>
          <table:table-cell table:style-name="Tabla6.A1" office:value-type="string">
            <text:p text:style-name="P4">MOCO</text:p>
          </table:table-cell>
          <table:table-cell table:style-name="Tabla6.D1" office:value-type="string">
            <text:p text:style-name="P4">MOCX</text:p>
          </table:table-cell>
        </table:table-row>
        <table:table-row table:style-name="Tabla6.1">
          <table:table-cell table:style-name="Tabla6.A1" office:value-type="string">
            <text:p text:style-name="P4">MULA</text:p>
          </table:table-cell>
          <table:table-cell table:style-name="Tabla6.A1" office:value-type="string">
            <text:p text:style-name="P4">MULX</text:p>
          </table:table-cell>
          <table:table-cell table:style-name="Tabla6.A1" office:value-type="string">
            <text:p text:style-name="P4">PEDA</text:p>
          </table:table-cell>
          <table:table-cell table:style-name="Tabla6.D1" office:value-type="string">
            <text:p text:style-name="P4">PEDX</text:p>
          </table:table-cell>
        </table:table-row>
        <table:table-row table:style-name="Tabla6.1">
          <table:table-cell table:style-name="Tabla6.A1" office:value-type="string">
            <text:p text:style-name="P4">PEDO</text:p>
          </table:table-cell>
          <table:table-cell table:style-name="Tabla6.A1" office:value-type="string">
            <text:p text:style-name="P4">PEDX</text:p>
          </table:table-cell>
          <table:table-cell table:style-name="Tabla6.A1" office:value-type="string">
            <text:p text:style-name="P4">PENE</text:p>
          </table:table-cell>
          <table:table-cell table:style-name="Tabla6.D1" office:value-type="string">
            <text:p text:style-name="P4">PENX</text:p>
          </table:table-cell>
        </table:table-row>
        <table:table-row table:style-name="Tabla6.1">
          <table:table-cell table:style-name="Tabla6.A1" office:value-type="string">
            <text:p text:style-name="P4">PUTA</text:p>
          </table:table-cell>
          <table:table-cell table:style-name="Tabla6.A1" office:value-type="string">
            <text:p text:style-name="P7">PUTX</text:p>
          </table:table-cell>
          <table:table-cell table:style-name="Tabla6.A1" office:value-type="string">
            <text:p text:style-name="P7">PUTO</text:p>
          </table:table-cell>
          <table:table-cell table:style-name="Tabla6.D1" office:value-type="string">
            <text:p text:style-name="P7">PUTX</text:p>
          </table:table-cell>
        </table:table-row>
        <table:table-row table:style-name="Tabla6.1">
          <table:table-cell table:style-name="Tabla6.A1" office:value-type="string">
            <text:p text:style-name="P4">QULO</text:p>
          </table:table-cell>
          <table:table-cell table:style-name="Tabla6.A1" office:value-type="string">
            <text:p text:style-name="P4">QULX</text:p>
          </table:table-cell>
          <table:table-cell table:style-name="Tabla6.A1" office:value-type="string">
            <text:p text:style-name="P4">RATA</text:p>
          </table:table-cell>
          <table:table-cell table:style-name="Tabla6.D1" office:value-type="string">
            <text:p text:style-name="P9">RATX</text:p>
          </table:table-cell>
        </table:table-row>
        <table:table-row table:style-name="Tabla6.1">
          <table:table-cell table:style-name="Tabla6.A1" office:value-type="string">
            <text:p text:style-name="P9">RUIN</text:p>
          </table:table-cell>
          <table:table-cell table:style-name="Tabla6.A1" office:value-type="string">
            <text:p text:style-name="P9">RUIX</text:p>
          </table:table-cell>
          <table:table-cell table:style-name="Tabla6.A1" office:value-type="string">
            <text:p text:style-name="P9"/>
          </table:table-cell>
          <table:table-cell table:style-name="Tabla6.D1" office:value-type="string">
            <text:p text:style-name="P9"/>
          </table:table-cell>
        </table:table-row>
      </table:table>
      <text:p text:style-name="P1"/>
      <text:p text:style-name="P2">ANEXO V</text:p>
      <text:p text:style-name="P2"/>
      <text:p text:style-name="P2">LISTA DE PALABRAS QUE NO SE UTILIZAN EN LA FORMACIÓN DE LA CLAVE DEL REGISTRO FEDERAL DE CONTRIBUYENTES.</text:p>
      <table:table table:name="Tabla7" table:style-name="Tabla7">
        <table:table-column table:style-name="Tabla7.A" table:number-columns-repeated="2"/>
        <table:table-column table:style-name="Tabla7.C"/>
        <table:table-row table:style-name="Tabla7.1">
          <table:table-cell table:style-name="Tabla7.A1" office:value-type="string">
            <text:p text:style-name="P4">PERSONAS MORALES</text:p>
          </table:table-cell>
          <table:table-cell table:style-name="Tabla7.A1" office:value-type="string">
            <text:p text:style-name="P4">PERSONAS FISICAS</text:p>
          </table:table-cell>
          <table:table-cell table:style-name="Tabla7.C1" office:value-type="string">
            <text:p text:style-name="P4"/>
          </table:table-cell>
        </table:table-row>
        <table:table-row table:style-name="Tabla7.1">
          <table:table-cell table:style-name="Tabla7.A1" office:value-type="string">
            <text:p text:style-name="P4">EL</text:p>
          </table:table-cell>
          <table:table-cell table:style-name="Tabla7.A1" office:value-type="string">
            <text:p text:style-name="P4">LA</text:p>
          </table:table-cell>
          <table:table-cell table:style-name="Tabla7.C1" office:value-type="string">
            <text:p text:style-name="P4">DE</text:p>
          </table:table-cell>
        </table:table-row>
        <table:table-row table:style-name="Tabla7.1">
          <table:table-cell table:style-name="Tabla7.A1" office:value-type="string">
            <text:p text:style-name="P9">S DE RL</text:p>
          </table:table-cell>
          <table:table-cell table:style-name="Tabla7.A1" office:value-type="string">
            <text:p text:style-name="P9">SA DE CV</text:p>
          </table:table-cell>
          <table:table-cell table:style-name="Tabla7.C1" office:value-type="string">
            <text:p text:style-name="P4">LA</text:p>
          </table:table-cell>
        </table:table-row>
        <table:table-row table:style-name="Tabla7.1">
          <table:table-cell table:style-name="Tabla7.A1" office:value-type="string">
            <text:p text:style-name="P4">DE</text:p>
          </table:table-cell>
          <table:table-cell table:style-name="Tabla7.A1" office:value-type="string">
            <text:p text:style-name="P4">LOS</text:p>
          </table:table-cell>
          <table:table-cell table:style-name="Tabla7.C1" office:value-type="string">
            <text:p text:style-name="P4">LAS</text:p>
          </table:table-cell>
        </table:table-row>
        <table:table-row table:style-name="Tabla7.1">
          <table:table-cell table:style-name="Tabla7.A1" office:value-type="string">
            <text:p text:style-name="P4">LAS</text:p>
          </table:table-cell>
          <table:table-cell table:style-name="Tabla7.A1" office:value-type="string">
            <text:p text:style-name="P4">Y</text:p>
          </table:table-cell>
          <table:table-cell table:style-name="Tabla7.C1" office:value-type="string">
            <text:p text:style-name="P9">MC</text:p>
          </table:table-cell>
        </table:table-row>
        <table:table-row table:style-name="Tabla7.1">
          <table:table-cell table:style-name="Tabla7.A1" office:value-type="string">
            <text:p text:style-name="P9">DEL</text:p>
          </table:table-cell>
          <table:table-cell table:style-name="Tabla7.A1" office:value-type="string">
            <text:p text:style-name="P9">SA</text:p>
          </table:table-cell>
          <table:table-cell table:style-name="Tabla7.C1" office:value-type="string">
            <text:p text:style-name="P9">VON</text:p>
          </table:table-cell>
        </table:table-row>
        <table:table-row table:style-name="Tabla7.1">
          <table:table-cell table:style-name="Tabla7.A1" office:value-type="string">
            <text:p text:style-name="P4">COMPAÑÍA</text:p>
          </table:table-cell>
          <table:table-cell table:style-name="Tabla7.A1" office:value-type="string">
            <text:p text:style-name="P4">CIA</text:p>
          </table:table-cell>
          <table:table-cell table:style-name="Tabla7.C1" office:value-type="string">
            <text:p text:style-name="P4">DEL</text:p>
          </table:table-cell>
        </table:table-row>
        <table:table-row table:style-name="Tabla7.1">
          <table:table-cell table:style-name="Tabla7.A1" office:value-type="string">
            <text:p text:style-name="P4">SOCIEDAD</text:p>
          </table:table-cell>
          <table:table-cell table:style-name="Tabla7.A1" office:value-type="string">
            <text:p text:style-name="P4">SOC</text:p>
          </table:table-cell>
          <table:table-cell table:style-name="Tabla7.C1" office:value-type="string">
            <text:p text:style-name="P4">LOS</text:p>
          </table:table-cell>
        </table:table-row>
        <table:table-row table:style-name="Tabla7.1">
          <table:table-cell table:style-name="Tabla7.A1" office:value-type="string">
            <text:p text:style-name="P4">COOPERATIVA</text:p>
          </table:table-cell>
          <table:table-cell table:style-name="Tabla7.A1" office:value-type="string">
            <text:p text:style-name="P4">COOP</text:p>
          </table:table-cell>
          <table:table-cell table:style-name="Tabla7.C1" office:value-type="string">
            <text:p text:style-name="P4">Y</text:p>
          </table:table-cell>
        </table:table-row>
        <table:table-row table:style-name="Tabla7.1">
          <table:table-cell table:style-name="Tabla7.A1" office:value-type="string">
            <text:p text:style-name="P4">S EN C POR A</text:p>
          </table:table-cell>
          <table:table-cell table:style-name="Tabla7.A1" office:value-type="string">
            <text:p text:style-name="P4">A EN P</text:p>
          </table:table-cell>
          <table:table-cell table:style-name="Tabla7.C1" office:value-type="string">
            <text:p text:style-name="P9">MAC</text:p>
          </table:table-cell>
        </table:table-row>
        <table:table-row table:style-name="Tabla7.1">
          <table:table-cell table:style-name="Tabla7.A1" office:value-type="string">
            <text:p text:style-name="P9">S EN NC</text:p>
          </table:table-cell>
          <table:table-cell table:style-name="Tabla7.A1" office:value-type="string">
            <text:p text:style-name="P4">S EN C</text:p>
          </table:table-cell>
          <table:table-cell table:style-name="Tabla7.C1" office:value-type="string">
            <text:p text:style-name="P4">VAN</text:p>
          </table:table-cell>
        </table:table-row>
        <table:table-row table:style-name="Tabla7.1">
          <table:table-cell table:style-name="Tabla7.A1" office:value-type="string">
            <text:p text:style-name="P4">PARA</text:p>
          </table:table-cell>
          <table:table-cell table:style-name="Tabla7.A1" office:value-type="string">
            <text:p text:style-name="P4">EN</text:p>
          </table:table-cell>
          <table:table-cell table:style-name="Tabla7.C1" office:value-type="string">
            <text:p text:style-name="P4">MI</text:p>
          </table:table-cell>
        </table:table-row>
        <table:table-row table:style-name="Tabla7.1">
          <table:table-cell table:style-name="Tabla7.A1" office:value-type="string">
            <text:p text:style-name="P4">POR</text:p>
          </table:table-cell>
          <table:table-cell table:style-name="Tabla7.A1" office:value-type="string">
            <text:p text:style-name="P4">CON</text:p>
          </table:table-cell>
          <table:table-cell table:style-name="Tabla7.C1" office:value-type="string">
            <text:p text:style-name="P4"/>
          </table:table-cell>
        </table:table-row>
        <table:table-row table:style-name="Tabla7.1">
          <table:table-cell table:style-name="Tabla7.A1" office:value-type="string">
            <text:p text:style-name="P4">AL</text:p>
          </table:table-cell>
          <table:table-cell table:style-name="Tabla7.A1" office:value-type="string">
            <text:p text:style-name="P4">SUS</text:p>
          </table:table-cell>
          <table:table-cell table:style-name="Tabla7.C1" office:value-type="string">
            <text:p text:style-name="P4"/>
          </table:table-cell>
        </table:table-row>
        <table:table-row table:style-name="Tabla7.1">
          <table:table-cell table:style-name="Tabla7.A1" office:value-type="string">
            <text:p text:style-name="P4">E</text:p>
          </table:table-cell>
          <table:table-cell table:style-name="Tabla7.A1" office:value-type="string">
            <text:p text:style-name="P4">SC</text:p>
          </table:table-cell>
          <table:table-cell table:style-name="Tabla7.C1" office:value-type="string">
            <text:p text:style-name="P4"/>
          </table:table-cell>
        </table:table-row>
        <table:table-row table:style-name="Tabla7.1">
          <table:table-cell table:style-name="Tabla7.A1" office:value-type="string">
            <text:p text:style-name="P7">SCL</text:p>
          </table:table-cell>
          <table:table-cell table:style-name="Tabla7.A1" office:value-type="string">
            <text:p text:style-name="P7">SCS</text:p>
          </table:table-cell>
          <table:table-cell table:style-name="Tabla7.C1" office:value-type="string">
            <text:p text:style-name="P7"/>
          </table:table-cell>
        </table:table-row>
        <table:table-row table:style-name="Tabla7.1">
          <table:table-cell table:style-name="Tabla7.A1" office:value-type="string">
            <text:p text:style-name="P7">SNC</text:p>
          </table:table-cell>
          <table:table-cell table:style-name="Tabla7.A1" office:value-type="string">
            <text:p text:style-name="P7">THE</text:p>
          </table:table-cell>
          <table:table-cell table:style-name="Tabla7.C1" office:value-type="string">
            <text:p text:style-name="P7"/>
          </table:table-cell>
        </table:table-row>
        <table:table-row table:style-name="Tabla7.1">
          <table:table-cell table:style-name="Tabla7.A1" office:value-type="string">
            <text:p text:style-name="P7">OF</text:p>
          </table:table-cell>
          <table:table-cell table:style-name="Tabla7.A1" office:value-type="string">
            <text:p text:style-name="P7">AND</text:p>
          </table:table-cell>
          <table:table-cell table:style-name="Tabla7.C1" office:value-type="string">
            <text:p text:style-name="P7"/>
          </table:table-cell>
        </table:table-row>
        <table:table-row table:style-name="Tabla7.1">
          <table:table-cell table:style-name="Tabla7.A1" office:value-type="string">
            <text:p text:style-name="P7">COMPANY</text:p>
          </table:table-cell>
          <table:table-cell table:style-name="Tabla7.A1" office:value-type="string">
            <text:p text:style-name="P7">CO</text:p>
          </table:table-cell>
          <table:table-cell table:style-name="Tabla7.C1" office:value-type="string">
            <text:p text:style-name="P7"/>
          </table:table-cell>
        </table:table-row>
        <table:table-row table:style-name="Tabla7.1">
          <table:table-cell table:style-name="Tabla7.A1" office:value-type="string">
            <text:p text:style-name="P7">MC</text:p>
          </table:table-cell>
          <table:table-cell table:style-name="Tabla7.A1" office:value-type="string">
            <text:p text:style-name="P4">MAC</text:p>
          </table:table-cell>
          <table:table-cell table:style-name="Tabla7.C1" office:value-type="string">
            <text:p text:style-name="P4"/>
          </table:table-cell>
        </table:table-row>
        <table:table-row table:style-name="Tabla7.1">
          <table:table-cell table:style-name="Tabla7.A1" office:value-type="string">
            <text:p text:style-name="P4">VON</text:p>
          </table:table-cell>
          <table:table-cell table:style-name="Tabla7.A1" office:value-type="string">
            <text:p text:style-name="P4">VAN</text:p>
          </table:table-cell>
          <table:table-cell table:style-name="Tabla7.C1" office:value-type="string">
            <text:p text:style-name="P4"/>
          </table:table-cell>
        </table:table-row>
        <table:table-row table:style-name="Tabla7.1">
          <table:table-cell table:style-name="Tabla7.A1" office:value-type="string">
            <text:p text:style-name="P4">MI</text:p>
          </table:table-cell>
          <table:table-cell table:style-name="Tabla7.A1" office:value-type="string">
            <text:p text:style-name="P4">A</text:p>
          </table:table-cell>
          <table:table-cell table:style-name="Tabla7.C1" office:value-type="string">
            <text:p text:style-name="P4"/>
          </table:table-cell>
        </table:table-row>
        <table:table-row table:style-name="Tabla7.1">
          <table:table-cell table:style-name="Tabla7.A1" office:value-type="string">
            <text:p text:style-name="P4">SRL CV</text:p>
          </table:table-cell>
          <table:table-cell table:style-name="Tabla7.A1" office:value-type="string">
            <text:p text:style-name="P4">SA DE CV MI</text:p>
          </table:table-cell>
          <table:table-cell table:style-name="Tabla7.C1" office:value-type="string">
            <text:p text:style-name="P4"/>
          </table:table-cell>
        </table:table-row>
        <table:table-row table:style-name="Tabla7.1">
          <table:table-cell table:style-name="Tabla7.A1" office:value-type="string">
            <text:p text:style-name="P4">SA MI</text:p>
          </table:table-cell>
          <table:table-cell table:style-name="Tabla7.A1" office:value-type="string">
            <text:p text:style-name="P4">COMPA&amp;ÍA</text:p>
          </table:table-cell>
          <table:table-cell table:style-name="Tabla7.C1" office:value-type="string">
            <text:p text:style-name="P4"/>
          </table:table-cell>
        </table:table-row>
        <table:table-row table:style-name="Tabla7.1">
          <table:table-cell table:style-name="Tabla7.A1" office:value-type="string">
            <text:p text:style-name="P4">SRL CV MI</text:p>
          </table:table-cell>
          <table:table-cell table:style-name="Tabla7.A1" office:value-type="string">
            <text:p text:style-name="P4">SRL MI</text:p>
          </table:table-cell>
          <table:table-cell table:style-name="Tabla7.C1" office:value-type="string">
            <text:p text:style-name="P4"/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NEXO VI</text:p>
      <text:p text:style-name="P2">LISTA DE CARACTERES ESPECIALES Y VALORES QUE TOMARÁN SÓLO SI ESTÁN EN FORMA INDIVIDUAL DENTRO DEL TEXTO DEL NOMBRE O DENOMINACIÓN SOCIAL</text:p>
      <table:table table:name="Tabla8" table:style-name="Tabla8">
        <table:table-column table:style-name="Tabla8.A" table:number-columns-repeated="3"/>
        <table:table-column table:style-name="Tabla8.D"/>
        <table:table-row table:style-name="Tabla8.1">
          <table:table-cell table:style-name="Tabla8.A1" table:number-columns-spanned="2" office:value-type="string">
            <text:p text:style-name="P5">PERSONAS MORALES</text:p>
          </table:table-cell>
          <table:covered-table-cell/>
          <table:table-cell table:style-name="Tabla8.C1" table:number-columns-spanned="2" office:value-type="string">
            <text:p text:style-name="P5">PERSONAS FÍSICAS</text:p>
          </table:table-cell>
          <table:covered-table-cell/>
        </table:table-row>
        <table:table-row table:style-name="Tabla8.2">
          <table:table-cell table:style-name="Tabla8.A2" office:value-type="string">
            <text:p text:style-name="P4">CARÁCTER</text:p>
          </table:table-cell>
          <table:table-cell table:style-name="Tabla8.A2" office:value-type="string">
            <text:p text:style-name="P4">VALOR</text:p>
          </table:table-cell>
          <table:table-cell table:style-name="Tabla8.A2" office:value-type="string">
            <text:p text:style-name="P4">CARÁCTER</text:p>
          </table:table-cell>
          <table:table-cell table:style-name="Tabla8.D2" office:value-type="string">
            <text:p text:style-name="P4">VALOR</text:p>
          </table:table-cell>
        </table:table-row>
        <table:table-row table:style-name="Tabla8.2">
          <table:table-cell table:style-name="Tabla8.A2" office:value-type="string">
            <text:p text:style-name="P4">@</text:p>
          </table:table-cell>
          <table:table-cell table:style-name="Tabla8.A2" office:value-type="string">
            <text:p text:style-name="P4">ARROBA</text:p>
          </table:table-cell>
          <table:table-cell table:style-name="Tabla8.A2" office:value-type="string">
            <text:p text:style-name="P4">´</text:p>
          </table:table-cell>
          <table:table-cell table:style-name="Tabla8.D2" office:value-type="string">
            <text:p text:style-name="P4">APOSTROFE</text:p>
          </table:table-cell>
        </table:table-row>
        <table:table-row table:style-name="Tabla8.2">
          <table:table-cell table:style-name="Tabla8.A2" office:value-type="string">
            <text:p text:style-name="P4">´</text:p>
          </table:table-cell>
          <table:table-cell table:style-name="Tabla8.A2" office:value-type="string">
            <text:p text:style-name="P4">APOSTROFE</text:p>
          </table:table-cell>
          <table:table-cell table:style-name="Tabla8.A2" office:value-type="string">
            <text:p text:style-name="P4">.</text:p>
          </table:table-cell>
          <table:table-cell table:style-name="Tabla8.D2" office:value-type="string">
            <text:p text:style-name="P4">PUNTO</text:p>
          </table:table-cell>
        </table:table-row>
        <table:table-row table:style-name="Tabla8.2">
          <table:table-cell table:style-name="Tabla8.A2" office:value-type="string">
            <text:p text:style-name="P4">%</text:p>
          </table:table-cell>
          <table:table-cell table:style-name="Tabla8.A2" office:value-type="string">
            <text:p text:style-name="P4">PORCIENTO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#</text:p>
          </table:table-cell>
          <table:table-cell table:style-name="Tabla8.A2" office:value-type="string">
            <text:p text:style-name="P4">NUMERO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!</text:p>
          </table:table-cell>
          <table:table-cell table:style-name="Tabla8.A2" office:value-type="string">
            <text:p text:style-name="P4">ADMIRACION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.</text:p>
          </table:table-cell>
          <table:table-cell table:style-name="Tabla8.A2" office:value-type="string">
            <text:p text:style-name="P4">PUNTO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$</text:p>
          </table:table-cell>
          <table:table-cell table:style-name="Tabla8.A2" office:value-type="string">
            <text:p text:style-name="P4">PESOS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”</text:p>
          </table:table-cell>
          <table:table-cell table:style-name="Tabla8.A2" office:value-type="string">
            <text:p text:style-name="P4">COMILLAS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-</text:p>
          </table:table-cell>
          <table:table-cell table:style-name="Tabla8.A2" office:value-type="string">
            <text:p text:style-name="P4">GUION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/</text:p>
          </table:table-cell>
          <table:table-cell table:style-name="Tabla8.A2" office:value-type="string">
            <text:p text:style-name="P4">DIAGONAL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+</text:p>
          </table:table-cell>
          <table:table-cell table:style-name="Tabla8.A2" office:value-type="string">
            <text:p text:style-name="P4">SUMA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(</text:p>
          </table:table-cell>
          <table:table-cell table:style-name="Tabla8.A2" office:value-type="string">
            <text:p text:style-name="P4">ABRE PARENTESIS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  <table:table-row table:style-name="Tabla8.2">
          <table:table-cell table:style-name="Tabla8.A2" office:value-type="string">
            <text:p text:style-name="P4">)</text:p>
          </table:table-cell>
          <table:table-cell table:style-name="Tabla8.A2" office:value-type="string">
            <text:p text:style-name="P4">CIERRA PARENTESIS</text:p>
          </table:table-cell>
          <table:table-cell table:style-name="Tabla8.A2" office:value-type="string">
            <text:p text:style-name="P4"/>
          </table:table-cell>
          <table:table-cell table:style-name="Tabla8.D2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10"/>
      <text:p text:style-name="P10"/>
      <text:p text:style-name="P10">PROCEDIMIENTO PARA CALCULAR EL DIGITO VERIFICADOR DEL REGISTRO FEDERAL DE CONTRIBUYENTES</text:p>
      <text:p text:style-name="P2"/>
      <text:p text:style-name="P2">1.<text:tab/>Se asignaran los valores del Anexo III a las letras y números del registro federal de contribuyentes formado a 12 posiciones</text:p>
      <text:p text:style-name="P2"><text:soft-page-break/>Ejemplo: <text:s/>GODE 561231GR</text:p>
      <text:p text:style-name="P2"/>
      <text:p text:style-name="P11">G = 16</text:p>
      <text:p text:style-name="P11">O = 25</text:p>
      <text:p text:style-name="P11">D = 13</text:p>
      <text:p text:style-name="P11">E = 14</text:p>
      <text:p text:style-name="P11">5 = 05</text:p>
      <text:p text:style-name="P11">6 = 06</text:p>
      <text:p text:style-name="P11">1 = 01</text:p>
      <text:p text:style-name="P11">2 = 02</text:p>
      <text:p text:style-name="P11">3 = 03</text:p>
      <text:p text:style-name="P11">1 = 01</text:p>
      <text:p text:style-name="P11">G = 16</text:p>
      <text:p text:style-name="P11">R = 28</text:p>
      <text:p text:style-name="P2"/>
      <text:p text:style-name="P2"/>
      <text:p text:style-name="P2"/>
      <text:p text:style-name="P2"/>
      <text:p text:style-name="P2">2.<text:tab/>Una vez asignados los valores se aplicara la siguiente forma tomando como base <text:s/>el factor 13 en orden descendente a cada letra y número del R.F.C. para su multiplicación, de acuerdo a la siguiente formula:</text:p>
      <text:p text:style-name="P1"><text:span text:style-name="T3">(Vi * (Pi + 1)) + (Vi * (Pi + 1)) + ..............+ </text:span><text:span text:style-name="T1">(Vi * (Pi + 1)) <text:s text:c="5"/>MOD 11</text:span></text:p>
      <text:p text:style-name="P6"/>
      <text:p text:style-name="P2">Vi <text:s text:c="3"/>Valor asociado al carácter de acuerdo a la tabla del Anexo III.</text:p>
      <text:p text:style-name="P2">Pi <text:s text:c="3"/>Posición que ocupa el i-esimo carácter tomando de derecha a izquierda es decir P toma los valores de 1 a 12.</text:p>
      <text:p text:style-name="P2"/>
      <text:p text:style-name="P2"/>
      <text:p text:style-name="P2">Ejemplo:</text:p>
      <text:p text:style-name="P2">D = (16(13) + 25 (12)+13 (11) +14 (10) + 05 (9) + 06 (8) + 01 (7) + 02 (6) + 03 (5) + 01 (4)+16 (3) + 28 (2)) = 1026</text:p>
      <text:p text:style-name="P2">Donde el resultado será: 1026</text:p>
      <text:p text:style-name="P2"/>
      <text:p text:style-name="P2">3.<text:tab/>El resultado de la suma se divide entre el factor 11.</text:p>
      <text:p text:style-name="P2"/>
      <text:p text:style-name="P12">93 <text:s text:c="2"/>cociente</text:p>
      <text:p text:style-name="P12">11 | 1026</text:p>
      <text:p text:style-name="P12">036</text:p>
      <text:p text:style-name="P12">03 <text:s text:c="2"/>residuo</text:p>
      <text:p text:style-name="P2"/>
      <text:p text:style-name="P2">Si el residuo es igual a cero, este será el valor que se le asignara al dígito verificador.</text:p>
      <text:p text:style-name="P2">Si el residuo es mayor a cero se restara este al factor 11: <text:s/>11-3 =8</text:p>
      <text:p text:style-name="P2">Si el residuo es igual a 10 el dígito verificador será <text:s/>“ A”.</text:p>
      <text:p text:style-name="P2">Si el residuo es igual a cero el dígito verificador será cero. Por lo tanto “ 8 “ es el dígito verificador de este ejemplo: <text:s text:c="2"/>GODE561231GR8. </text:p>
      <text:p text:style-name="P2"/>
      <text:p text:style-name="P2"><text:soft-pag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MX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independiente_20_2" style:display-name="Texto independiente 2" style:family="paragraph" style:parent-style-name="Standard">
      <style:text-properties style:font-name="Tahoma" fo:font-weight="bold" style:font-weight-asian="bold" style:font-name-complex="Tahoma" style:font-weight-complex="bold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size="5pt" style:font-size-asian="5pt"/>
    </style:style>
    <style:style style:name="WW8Num4z0" style:family="text">
      <style:text-properties fo:font-style="normal" fo:font-weight="normal" style:font-style-asian="normal" style:font-weight-asian="norm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55cm" fo:text-indent="-1.27cm" fo:margin-left="6.25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8.747cm" fo:text-indent="-1.27cm" fo:margin-left="8.74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1.875cm" fo:text-indent="-1.905cm" fo:margin-left="11.8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4.367cm" fo:text-indent="-1.905cm" fo:margin-left="14.3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7.494cm" fo:text-indent="-2.54cm" fo:margin-left="17.49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9.987cm" fo:text-indent="-2.54cm" fo:margin-left="19.98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3.114cm" fo:text-indent="-3.175cm" fo:margin-left="23.1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LGORITMO PARA GENERAR EL RFC CON HOMOCLAVE PARA PERSONAS FISICAS Y MORALES</dc:title>
    <meta:initial-creator>MAVB543K</meta:initial-creator>
    <meta:creation-date>2006-10-20T09:19:00</meta:creation-date>
    <dc:date>2006-10-20T09:19:00</dc:date>
    <meta:print-date>2005-08-26T09:40:00</meta:print-date>
    <meta:editing-cycles>2</meta:editing-cycles>
    <meta:editing-duration>PT52113H31M44S</meta:editing-duration>
    <dc:description>Nos permitimos comunicarle que en el archivo adjunto encontrará los criterios con los cuales se determina el RFC y la homoclave. Cabe advertir que sólo la Secretaría de Hacienda y Crédito Público, a través del Servicio de Administración Tributaria, es la única instancia que oficialmente asigna las claves de RFC a los contribuyentes que así lo soliciten, a partir de la aplicación de este procedimiento a la base de datos del Padrón de Contribuyentes, con la finalidad de identificar homonimias y evitar la duplicidad de registros. En el SAT nuestra misión es servirle.</dc:description>
    <meta:generator>OpenOffice.org/3.2$Unix OpenOffice.org_project/320m12$Build-9483</meta:generator>
    <dc:subject>0610100135506 18/10/2006</dc:subject>
    <meta:document-statistic meta:table-count="8" meta:image-count="0" meta:object-count="0" meta:page-count="17" meta:paragraph-count="741" meta:word-count="3536" meta:character-count="20337"/>
    <meta:user-defined meta:name="Información 1"/>
    <meta:user-defined meta:name="Información 2"/>
    <meta:user-defined meta:name="Información 3"/>
    <meta:user-defined meta:name="Información 4"/>
  </office:meta>
</office:document-meta>
</file>